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4" style:family="paragraph" style:parent-style-name="Standard" style:master-page-name="">
      <style:paragraph-properties fo:line-height="150%" style:page-number="auto" style:writing-mode="page"/>
      <style:text-properties style:font-name="Arial" fo:font-size="14pt" officeooo:paragraph-rsid="0004197b" style:font-size-asian="14pt" style:font-size-complex="14pt"/>
    </style:style>
    <style:style style:name="P5" style:family="paragraph" style:parent-style-name="Standard" style:master-page-name="">
      <style:paragraph-properties fo:line-height="150%" style:page-number="auto" style:writing-mode="page"/>
      <style:text-properties style:font-name="Arial" fo:font-size="14pt" officeooo:paragraph-rsid="0005fb49" style:font-size-asian="14pt" style:font-size-complex="14pt"/>
    </style:style>
    <style:style style:name="P6" style:family="paragraph" style:parent-style-name="Standard" style:master-page-name="">
      <style:paragraph-properties fo:margin-left="0cm" fo:margin-right="0cm" fo:line-height="150%" fo:text-indent="0.635cm" style:auto-text-indent="false" style:page-number="auto" style:writing-mode="page"/>
    </style:style>
    <style:style style:name="P7"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8" style:family="paragraph" style:parent-style-name="Standard" style:master-page-name="">
      <style:paragraph-properties fo:margin-left="0cm" fo:margin-right="0cm" fo:line-height="150%" fo:text-indent="0.635cm" style:auto-text-indent="false" style:page-number="auto" style:writing-mode="page">
        <style:tab-stops>
          <style:tab-stop style:position="1.392cm"/>
        </style:tab-stops>
      </style:paragraph-properties>
      <style:text-properties style:font-name="Arial" fo:font-size="14pt" style:font-size-asian="14pt" style:font-size-complex="14pt"/>
    </style:style>
    <style:style style:name="P9" style:family="paragraph" style:parent-style-name="Standard" style:master-page-name="">
      <style:paragraph-properties fo:margin-left="0cm" fo:margin-right="0cm" fo:line-height="150%" fo:text-indent="0.635cm" style:auto-text-indent="false" style:page-number="auto" style:writing-mode="page">
        <style:tab-stops>
          <style:tab-stop style:position="1.402cm"/>
        </style:tab-stops>
      </style:paragraph-properties>
      <style:text-properties style:font-name="Arial" fo:font-size="14pt" style:font-size-asian="14pt" style:font-size-complex="14pt"/>
    </style:style>
    <style:style style:name="P10" style:family="paragraph" style:parent-style-name="Standard" style:master-page-name="">
      <style:paragraph-properties fo:margin-left="0cm" fo:margin-right="0cm" fo:line-height="150%" fo:text-indent="0.635cm" style:auto-text-indent="false" style:page-number="auto" style:writing-mode="page">
        <style:tab-stops>
          <style:tab-stop style:position="1.358cm"/>
        </style:tab-stops>
      </style:paragraph-properties>
      <style:text-properties style:font-name="Arial" fo:font-size="14pt" style:font-size-asian="14pt" style:font-size-complex="14pt"/>
    </style:style>
    <style:style style:name="P11" style:family="paragraph" style:parent-style-name="Standard" style:master-page-name="">
      <style:paragraph-properties fo:margin-left="0cm" fo:margin-right="0cm" fo:line-height="150%" fo:text-indent="0.635cm" style:auto-text-indent="false" style:page-number="auto" style:writing-mode="page">
        <style:tab-stops>
          <style:tab-stop style:position="1.365cm"/>
        </style:tab-stops>
      </style:paragraph-properties>
      <style:text-properties style:font-name="Arial" fo:font-size="14pt" style:font-size-asian="14pt" style:font-size-complex="14pt"/>
    </style:style>
    <style:style style:name="P12" style:family="paragraph" style:parent-style-name="Standard" style:master-page-name="">
      <style:paragraph-properties fo:margin-left="0cm" fo:margin-right="0cm" fo:line-height="150%" fo:text-indent="0.635cm" style:auto-text-indent="false" style:page-number="auto" style:writing-mode="page">
        <style:tab-stops>
          <style:tab-stop style:position="1.372cm"/>
        </style:tab-stops>
      </style:paragraph-properties>
      <style:text-properties style:font-name="Arial" fo:font-size="14pt" style:font-size-asian="14pt" style:font-size-complex="14pt"/>
    </style:style>
    <style:style style:name="P13" style:family="paragraph" style:parent-style-name="Standard" style:master-page-name="">
      <style:paragraph-properties fo:margin-left="0cm" fo:margin-right="0cm" fo:line-height="150%" fo:text-indent="0.635cm" style:auto-text-indent="false" style:page-number="auto" style:writing-mode="page">
        <style:tab-stops>
          <style:tab-stop style:position="1.409cm"/>
        </style:tab-stops>
      </style:paragraph-properties>
      <style:text-properties style:font-name="Arial" fo:font-size="14pt" style:font-size-asian="14pt" style:font-size-complex="14pt"/>
    </style:style>
    <style:style style:name="P14" style:family="paragraph" style:parent-style-name="Standard" style:master-page-name="">
      <style:paragraph-properties fo:margin-left="0cm" fo:margin-right="0cm" fo:line-height="150%" fo:text-indent="0.635cm" style:auto-text-indent="false" style:page-number="auto" style:writing-mode="page">
        <style:tab-stops>
          <style:tab-stop style:position="3.533cm"/>
        </style:tab-stops>
      </style:paragraph-properties>
      <style:text-properties style:font-name="Arial" fo:font-size="14pt" style:font-size-asian="14pt" style:font-size-complex="14pt"/>
    </style:style>
    <style:style style:name="P15" style:family="paragraph" style:parent-style-name="Standard" style:master-page-name="">
      <style:paragraph-properties fo:margin-left="0cm" fo:margin-right="0cm" fo:line-height="150%" fo:text-indent="0.635cm" style:auto-text-indent="false" style:page-number="auto" style:writing-mode="page">
        <style:tab-stops>
          <style:tab-stop style:position="1.341cm"/>
        </style:tab-stops>
      </style:paragraph-properties>
      <style:text-properties style:font-name="Arial" fo:font-size="14pt" style:font-size-asian="14pt" style:font-size-complex="14pt"/>
    </style:style>
    <style:style style:name="P16" style:family="paragraph" style:parent-style-name="Standard" style:master-page-name="">
      <style:paragraph-properties fo:margin-left="0cm" fo:margin-right="0cm" fo:line-height="150%" fo:text-indent="0.635cm" style:auto-text-indent="false" style:page-number="auto" style:writing-mode="page">
        <style:tab-stops>
          <style:tab-stop style:position="1.346cm"/>
        </style:tab-stops>
      </style:paragraph-properties>
      <style:text-properties style:font-name="Arial" fo:font-size="14pt" style:font-size-asian="14pt" style:font-size-complex="14pt"/>
    </style:style>
    <style:style style:name="P17"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18" style:family="paragraph" style:parent-style-name="Standard">
      <style:paragraph-properties fo:margin-left="0cm" fo:margin-right="0cm" fo:line-height="150%" fo:text-indent="0.635cm" style:auto-text-indent="false" style:writing-mode="page">
        <style:tab-stops>
          <style:tab-stop style:position="1.392cm"/>
        </style:tab-stops>
      </style:paragraph-properties>
      <style:text-properties style:font-name="Arial" fo:font-size="14pt" style:font-size-asian="14pt" style:font-size-complex="14pt"/>
    </style:style>
    <style:style style:name="P19" style:family="paragraph" style:parent-style-name="Standard">
      <style:paragraph-properties fo:line-height="150%" style:writing-mode="page"/>
      <style:text-properties style:font-name="Arial" fo:font-size="14pt" style:font-size-asian="14pt" style:font-size-complex="14pt"/>
    </style:style>
    <style:style style:name="P20" style:family="paragraph" style:parent-style-name="Standard">
      <style:paragraph-properties fo:line-height="150%" style:writing-mode="page"/>
      <style:text-properties style:font-name="Arial" fo:font-size="14pt" officeooo:paragraph-rsid="0004197b" style:font-size-asian="14pt" style:font-size-complex="14pt"/>
    </style:style>
    <style:style style:name="P21" style:family="paragraph" style:parent-style-name="Standard">
      <style:paragraph-properties fo:line-height="150%" style:writing-mode="page"/>
      <style:text-properties style:font-name="Arial" fo:font-size="14pt" officeooo:paragraph-rsid="0005fb49" style:font-size-asian="14pt" style:font-size-complex="14pt"/>
    </style:style>
    <style:style style:name="P22" style:family="paragraph" style:parent-style-name="Standard" style:list-style-name="" style:master-page-name="PageStyle0">
      <style:paragraph-properties fo:line-height="150%" style:page-number="auto" style:writing-mode="page"/>
      <style:text-properties style:font-name="Arial" fo:font-size="14pt" style:font-size-asian="14pt" style:font-size-complex="14pt"/>
    </style:style>
    <style:style style:name="P23" style:family="paragraph" style:parent-style-name="Standard" style:master-page-name="">
      <style:paragraph-properties fo:line-height="150%" style:page-number="auto" style:writing-mode="page"/>
      <style:text-properties style:font-name="Arial" fo:font-size="14pt" style:font-size-asian="14pt" style:font-size-complex="14pt"/>
    </style:style>
    <style:style style:name="P24"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25"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26" style:family="paragraph" style:parent-style-name="Standard" style:master-page-name="">
      <style:paragraph-properties fo:line-height="150%" style:page-number="auto" style:writing-mode="page"/>
      <style:text-properties style:font-name="Arial" fo:font-size="14pt" officeooo:paragraph-rsid="0009c677" style:font-size-asian="14pt" style:font-size-complex="14pt"/>
    </style:style>
    <style:style style:name="P27"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28" style:family="paragraph" style:parent-style-name="Standard">
      <style:paragraph-properties fo:line-height="150%" style:writing-mode="page"/>
      <style:text-properties style:font-name="Arial" fo:font-size="14pt" style:font-size-asian="14pt" style:font-size-complex="14pt"/>
    </style:style>
    <style:style style:name="P29" style:family="paragraph" style:parent-style-name="Standard" style:list-style-name="">
      <style:paragraph-properties fo:line-height="150%" style:writing-mode="page"/>
      <style:text-properties style:font-name="Arial" fo:font-size="14pt" style:font-size-asian="14pt" style:font-size-complex="14pt"/>
    </style:style>
    <style:style style:name="P30" style:family="paragraph" style:parent-style-name="Standard" style:list-style-name="">
      <style:paragraph-properties fo:line-height="150%" style:writing-mode="page"/>
      <style:text-properties style:font-name="Arial" fo:font-size="14pt" style:font-size-asian="14pt" style:font-size-complex="14pt"/>
    </style:style>
    <style:style style:name="P31" style:family="paragraph" style:parent-style-name="Standard">
      <style:paragraph-properties fo:line-height="150%" style:writing-mode="page"/>
      <style:text-properties style:font-name="Arial" fo:font-size="14pt" officeooo:paragraph-rsid="0009c677" style:font-size-asian="14pt" style:font-size-complex="14pt"/>
    </style:style>
    <style:style style:name="P32"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style:font-size-asian="14pt" style:font-size-complex="14pt"/>
    </style:style>
    <style:style style:name="P33"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08ca17" style:font-size-asian="14pt" style:font-size-complex="14pt"/>
    </style:style>
    <style:style style:name="P34"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09c677" style:font-size-asian="14pt" style:font-size-complex="14pt"/>
    </style:style>
    <style:style style:name="P35" style:family="paragraph" style:parent-style-name="Standard" style:master-page-name="">
      <style:paragraph-properties fo:margin-left="0cm" fo:margin-right="0cm" fo:line-height="150%" fo:text-indent="0.635cm" style:auto-text-indent="false" style:page-number="auto" style:writing-mode="page"/>
      <style:text-properties style:font-name="Arial" fo:font-size="14pt" officeooo:paragraph-rsid="000bb767" style:font-size-asian="14pt" style:font-size-complex="14pt"/>
    </style:style>
    <style:style style:name="P36" style:family="paragraph" style:parent-style-name="Standard" style:master-page-name="">
      <style:paragraph-properties fo:margin-left="0cm" fo:margin-right="0cm" fo:line-height="150%" fo:text-indent="0.635cm" style:auto-text-indent="false" style:page-number="auto" style:writing-mode="page"/>
    </style:style>
    <style:style style:name="P37" style:family="paragraph" style:parent-style-name="Standard">
      <style:paragraph-properties fo:margin-left="0cm" fo:margin-right="0cm" fo:line-height="150%" fo:text-indent="0.635cm" style:auto-text-indent="false" style:writing-mode="page"/>
      <style:text-properties style:font-name="Arial" fo:font-size="14pt" style:font-size-asian="14pt" style:font-size-complex="14pt"/>
    </style:style>
    <style:style style:name="P38" style:family="paragraph" style:parent-style-name="Standard">
      <style:paragraph-properties fo:margin-left="0cm" fo:margin-right="0cm" fo:line-height="150%" fo:text-indent="0.635cm" style:auto-text-indent="false" style:writing-mode="page"/>
      <style:text-properties style:font-name="Arial" fo:font-size="14pt" officeooo:paragraph-rsid="0008ca17" style:font-size-asian="14pt" style:font-size-complex="14pt"/>
    </style:style>
    <style:style style:name="P39" style:family="paragraph" style:parent-style-name="Standard">
      <style:paragraph-properties fo:margin-left="0cm" fo:margin-right="0cm" fo:line-height="150%" fo:text-indent="0.635cm" style:auto-text-indent="false" style:writing-mode="page"/>
      <style:text-properties style:font-name="Arial" fo:font-size="14pt" officeooo:paragraph-rsid="0009c677" style:font-size-asian="14pt" style:font-size-complex="14pt"/>
    </style:style>
    <style:style style:name="P40" style:family="paragraph" style:parent-style-name="Standard">
      <style:paragraph-properties fo:margin-left="0cm" fo:margin-right="0cm" fo:line-height="150%" fo:text-indent="0.635cm" style:auto-text-indent="false" style:writing-mode="page"/>
      <style:text-properties style:font-name="Arial" fo:font-size="14pt" officeooo:paragraph-rsid="000bb767" style:font-size-asian="14pt" style:font-size-complex="14pt"/>
    </style:style>
    <style:style style:name="P41"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42"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P43" style:family="paragraph" style:parent-style-name="Standard" style:list-style-name="" style:master-page-name="">
      <style:paragraph-properties fo:line-height="150%" style:page-number="auto" style:writing-mode="page"/>
      <style:text-properties style:font-name="Arial" fo:font-size="14pt" style:font-size-asian="14pt" style:font-size-complex="14pt"/>
    </style:style>
    <style:style style:name="T1" style:family="text">
      <style:text-properties fo:color="#000000" style:text-position="25% 58%" style:font-name="Arial" fo:font-size="14pt" style:font-size-asian="14pt" style:font-size-complex="14pt"/>
    </style:style>
    <style:style style:name="T2" style:family="text">
      <style:text-properties style:font-name="Arial" fo:font-size="14pt" style:font-size-asian="14pt" style:font-size-complex="14pt"/>
    </style:style>
    <style:style style:name="T3" style:family="text">
      <style:text-properties style:font-name="Arial" fo:font-size="14pt" officeooo:rsid="00096751" style:font-size-asian="14pt" style:font-size-complex="14pt"/>
    </style:style>
    <style:style style:name="T4" style:family="text">
      <style:text-properties style:font-name="Arial" fo:font-size="14pt" officeooo:rsid="000bb767" style:font-size-asian="14pt" style:font-size-complex="14pt"/>
    </style:style>
    <style:style style:name="T5" style:family="text">
      <style:text-properties officeooo:rsid="0004197b"/>
    </style:style>
    <style:style style:name="T6" style:family="text">
      <style:text-properties officeooo:rsid="0005d9bf"/>
    </style:style>
    <style:style style:name="T7" style:family="text">
      <style:text-properties officeooo:rsid="0005fb49"/>
    </style:style>
    <style:style style:name="T8" style:family="text">
      <style:text-properties officeooo:rsid="0008ca17"/>
    </style:style>
    <style:style style:name="T9" style:family="text">
      <style:text-properties officeooo:rsid="00096751"/>
    </style:style>
    <style:style style:name="T10" style:family="text">
      <style:text-properties officeooo:rsid="0009c677"/>
    </style:style>
    <style:style style:name="T11" style:family="text">
      <style:text-properties officeooo:rsid="000bb767"/>
    </style:style>
    <style:style style:name="Sect1" style:family="section">
      <style:section-properties fo:margin-left="2.54cm" fo:margin-right="8.647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2" text:outline-level="1"><text:bookmark-start text:name="bookmark0"/>Julo Bolfík<text:bookmark-end text:name="bookmark0"/></text:h>
        <text:p text:style-name="P3"><text:bookmark-start text:name="bookmark1"/>Tajomstvo skalného výbežku<text:bookmark-end text:name="bookmark1"/></text:p>
        <text:p text:style-name="P3"/>
        <text:p text:style-name="P19"/>
        <text:p text:style-name="P19">Mystikou živený...</text:p>
        <text:p text:style-name="P4">smútok môj krásy duševnej Ti dodáva,</text:p>
        <text:p text:style-name="P20">stonu šum prelieva cez vereje bôľu,</text:p>
        <text:p text:style-name="P20">gloriolu žertvuje Ti okarinou spevu</text:p>
        <text:p text:style-name="P20">a žaloby cborál s pietou ovádza !</text:p>
        <text:h text:style-name="P24" text:outline-level="2"/>
        <text:h text:style-name="P29" text:outline-level="2"/>
        <text:h text:style-name="P29" text:outline-level="2"><text:bookmark-start text:name="bookmark5"/>Tajomný les a podivný skalný výbežok.<text:bookmark-end text:name="bookmark5"/></text:h>
        <text:p text:style-name="P7"/>
        <text:p text:style-name="P17">Bolo <text:span text:style-name="T5">j</text:span>aro, teplé jaro a príjemné.</text:p>
        <text:p text:style-name="P7">Úzka dolina obliekala sa v sviežu zeleň tisícerých odtieňov a svoj nový šat vyšívala milión­mi pôvabných kvetov. Od blízkeho dominujúceho Kohúta, kuželovitého to vrchu, povieval teplý ve­trík. Zadrapoval sa do stromov, ako by chcel vyprobovať silu kmeňa, strapatil košaté koruny, asi sa chcel presvedčiť o ich <text:soft-page-break/>pružnosti, nakoľko sú ohybné a keď nestačil vybi<text:span text:style-name="T6">ť</text:span> všetku svoju en<text:span text:style-name="T6">e</text:span>rgiu dolu, vzniesol sa do výšky a preháňal a zlost­ne tam roztrhával mraky a mráčky. Až v predve­čer, keď zem i nebo sa zahalily v slabé šero a <text:span text:style-name="T6">ľ</text:span>udia prichy<text:span text:style-name="T6">ľ</text:span>ovali sa do svojich príbytkov, odišiel unaveným krokom do roklín a tam medzi mochom obrastené skaly a pošepkával im ve<text:span text:style-name="T6">s</text:span>elé i smutné príhody o ľuďoch a krajoch. Nik ho nepozoroval jedine osamotený ker a malá kmitavá žiariaca ve­černica, ktorá práve vyskočila na zčiernalej oblohe.</text:p>
        <text:p text:style-name="P7"><text:span text:style-name="T6">J</text:span>anko Rekeň bol hodne unavený a rád by si bol na chviľku oddýchol, lebo už prešiel pek­ných 25 km o boles<text:span text:style-name="T6">ť</text:span> jeho <text:span text:style-name="T6">ť</text:span>ažkých údov sa jasne rysovala na jeho vychudlej tvári. Ubieral sa ešte asi 3 km celý unavený a vysilený, až prišiel k miestu, kde chodník odbočoval od cesty, vedúcej do blízkeho mesta R..., a viedol do lesa, tiahnucého sa paralelne s cestou.</text:p>
        <text:p text:style-name="P7">Silno sa stmievalo a napadlo mu, že lepšie by urobil, keby strávil noc pod ochranou koša­tých stromov, ako by sa potĺkal ďalej, zbytočne hľadajúc nocľah a napokon potom nútený preno­covať v otvorenej krajine. Ostatne R... bola blí­zko, ale za posledných niekoľko dní zistil, že spá­nok vo voľnej prírode je zaujímavejší.</text:p>
        <text:p text:style-name="P7">Za štyri dni ustavičného pochodu zmocnilo sa jeho nálady akési napätie, akási zúfalá po­dráždenosť a stav tento zostal nezmenený i keď sa zvoľna predieral <text:soft-page-break/>hustým lesom, hľadajúc neja­ké vhodné miesto, kde by si mohol ľahnúť a pre­spať a pritom dúfajúc, že snáď nájde niekde niekoľko zralých jahôd alebo malín, ktorými by mo­hol trošku utíšiť hrozný hlad.</text:p>
        <text:p text:style-name="P7">Bola to však slabá nádej, predsa ho len lá­kala dopredu a ako prechádzal lesom, pocítil akýsi divný dojem, ako by tu bola nejaká bytosť. Dojem bol tak silný, že znenazdajky zavolal, či je tu niekto. Nedostal však odpoveď a keď sa zastavil, aby naslúchal, nepočul nič. Hlboké ticho, panujúce pod korunami stromov, nebolo poruše<text:span text:style-name="T6">n</text:span>é ani naj­slabším šeles<text:span text:style-name="T6">t</text:span>om a predsa mal pocit, že je tu na blízku živý tvor, ktorý ho stále prenasleduje a pozoruje pomedzi stromy.</text:p>
        <text:p text:style-name="P7">Keď prišiel na čistinu a prešiel ju, zastavil sa náhle a skrčil v hustom kre, odkiaľ dával pozor a čakal. Nevidel však nikoho i za chvi<text:span text:style-name="T6">ľ</text:span>ku pokračoval vo svojej ceste. Hneď ale dostavil sa mu ten istý pocit, že je prenasledovaný a pozo­rovaný, takže mu napadlo, že tento <text:span text:style-name="T6">l</text:span>es nie je tak opustený, ako sa mu zdalo a pocítil akúsi hrô­zu a tajomnú úzkosť, ktorá pozvoľna sa mu vkrá­dala do srdca. V tejto chvilí nebolo by ho ani najmenej prekvapilo, keby sa bola zrazu roztvo­rila húština a ukázalo sa tu nejaké strašné nadprirodzené zjavenie.</text:p>
        <text:p text:style-name="P9">O chvíľu našiel na trnoc<text:span text:style-name="T6">h</text:span> jedného kra kus odtrhnutej šatky, potom kúsok ďalej vo smere, kde stromovie a kry boly hustejšie spletené a bolo množstvo <text:soft-page-break/>nepreniknuteľného podrostu, pri­šiel na malú bielu vreckovku, vyšívanú modrou krajkou, ležiacu v m<text:span text:style-name="T7">a</text:span>lej kaluži, kde už dávno hnil starý, zo stromu odlomený konár.</text:p>
        <text:p text:style-name="P7">„Divná vec“, pomyslel si Janko Rekeň a pu­stil sa ďalej plaziacim tuláckym krokom, dúfajúc, že sa mu naskytne príležitosť zistiť, o čo sa jed­ná a že príd<text:span text:style-name="T7">e</text:span> na kĺb celej tej záhadnej veci.</text:p>
        <text:p text:style-name="P7">Bežal rýchlejšie a rýchlejšie. Ma<text:span text:style-name="T7">l</text:span> dojem, že je treba najväčšieho chvatu, keď sa nepoponáhľa čo najviacej, stane sa niečo hrozného tuná v tom­to mlčiacom lese, pod týmito previslými stroma­mi, v týchto tmavých a nemých miestach, kde nadchádzajúca noc rozostierala svoj čierny plášť hlbokého temna a ticha.</text:p>
        <text:p text:style-name="P7">Bežal zľahka a rýchlejšie, majúc všade svo­je ostražité oči. Všetky jeho schopnosti boly na­pnuté na najväčšiu mieru a všetko sa sústredilo <text:span text:style-name="T7">l</text:span>en k tomu, aby zistil, čo ho stále prenasleduje a pozoruje a čo má znamenať odtrhnutá šatka a stratená vreckovka.</text:p>
        <text:p text:style-name="P7">Zrazu sa rozbehol medzi stromy a začal bežať hneď tam, hneď inam, križujúc celé okolie <text:span text:style-name="T7">a</text:span>ko pes, idúci po stope. Tu skočil vpred, hneď zase nazad, tu bežal vzpriamene, tu zase skrčený liezol štvornožky, vrhajúc rýchle a prenikavé po­hľady na všetky strany.</text:p>
        <text:p text:style-name="P7">„Iste sa tu stalo niečo hrozného“, uvažoval. „Šatka a vreckovka sú neklamným <text:soft-page-break/>dôkazom a jasne hovoria o dievčaťu, ktorého telo mrtvé alebo živé bolo rýchle nesené pomedzi stromy a kre.“</text:p>
        <text:p text:style-name="P7">Bežal ďalej a ďalej a cítil, hoci nevedel pre­čo, že sa mu chveje strašlivý výkrik na úst<text:span text:style-name="T7">a</text:span>ch, výkrik desu a hrôzy. Hneď sa dal iným smerom a keď sa k jednému kru blížil, ozval sa zrazu po j<text:span text:style-name="T7">e</text:span>ho pravej ruke podivný škrek, aký dosiaľ nikdy v živote nepočul. Nebol to ľudský hlas, ne­bol to zvierací hlas, ale niečo medzi obidvoma a bolo v tom <text:span text:style-name="T7">č</text:span>osi hrozného, zlostného, zúrivého i strašne smyse<text:span text:style-name="T7">ľ</text:span>ného.</text:p>
        <text:p text:style-name="P7">Akonáhle začul tento zvuk, hneď sa obrátil vpravo a skočil do krovia, odkiaľ bolo počuť vychádza<text:span text:style-name="T7">ť</text:span> tak strašný rev. Ako sa tam ocitol, zazre<text:span text:style-name="T7">l</text:span> niečo ako mátoha, mihlo sa mu pred očami a zmiz<text:span text:style-name="T7">l</text:span>o za stromom. Bolo to obratné, nízke a malé, takmer plaziace sa po zemi a veľmi rýchle. V tme to vypadalo ani čierna guľa, váľajúca sa medzi, stromami a nedostihnuteľná.</text:p>
        <text:p text:style-name="P7">Zostal tu stáť celý zarazený. Kolom do kola ležal ťažký súmrak a hlboké mlčanie, ktorým k nemu neprenikol ani ten najslabší zvuk, ktorý by mu mohol prezradiť, čo sa tu stalo. Na chvíľku sa ho zmocni<text:span text:style-name="T7">l</text:span>a šialená hrôza, takže by bol naj­radšej hlasno vykríkol ako preľaknuté dieťa a dal sa na útek a nezastavil sa, dokiaľ by nepadol vysilením. Avšak násilím sa vytrhol z tohoto pocitu, sovrel päste, zatajil dych a zavrel oči, aby ich hne<text:span text:style-name="T7">ď</text:span> zasa otvoril.</text:p>
        <text:p text:style-name="P7"><text:soft-page-break/>Kráčal rýchle ku predu, nedbajúc ničoho, predsa však stále pripravený na každý možný útok. Až na samý okraj lesa ma<text:span text:style-name="T7">l</text:span> stále ten istý pocit, že je prenasledovaný a špehovaný čímsi nezná­mym, ktoré sa zdalo byť dosť strašným, no iste veľmi zlým. Ale prenasledovanie-keď možno ho­voriť o prenasledovaní-ihneď prestalo, akonáhle vykročil z tieňa stromov.</text:p>
        <text:p text:style-name="P7">Oddýchol si trošku, aby nabral dychu.</text:p>
        <text:p text:style-name="P7">„Zaujímavé“, zahundral. „Nik tu nie je a stále mám dojem, že sa na mňa niekto pozerá“.</text:p>
        <text:p text:style-name="P7">Nedalo mu pokoja. Chcel zistiť kto ho to pozoruje. Vstal, našľapujúc veľmi ticho a opatrne, aby sa vyvaroval každého hluku. Kráčal zohnuto, aby sa jeho vysoká postava neprezradila proti hviezdnatému nebu. Rýchle dobehol ku stromom a zmizol v ich tieni.</text:p>
        <text:p text:style-name="P7">Postup v hustom lese bol veľmi pomalý, le­bo bola nutná najväčšia opatrnosť pri každom kroku, aby ho nejaké skĺznutie neprezradilo. Ča­sto sa zastavil a načúval bedlivo, alebo sa skr­čil, priložil oči až k zemi a pozeral sa uprene do tmy, či neuzrie niekde niečo sa pohybovať. Nevidel však ni<text:span text:style-name="T7">č</text:span> a nepočul nič. A tak s najväč­šou opatrnosťou sa predieral nocou pod hustými korunami stromov. Už polhodiny cesty urazil od okraja lesa, až dosiahol jednu jeho časť, kde pri zemi bol veľmi divoký <text:soft-page-break/>podrost a nad hlavou hustá spleť vetví a listov.</text:p>
        <text:p text:style-name="P7">Nepreniknuteľná tma tu ovládala a úplné ticho. Ani slabý, vzdialený šelesť, ktorý až dosiaľ mu prezradzoval pred ním utekajúcu zver, nebolo počuť, ba ani len vetrík, ktorý pred tým občas zakýval vetvami stromov-asi až sem nemohol preniknúť.</text:p>
        <text:p text:style-name="P7">Janko Rekeň zostal ticho stáť. Preniklo ho silné presvedčenie, že tu nie je sám, ktosi, alebo čosi, je mu na blízku, ktosi strašný, čosi záhad­ného a zlého-a stále upiera na neho oči. Tak mocný bol pocit tento, že sa zohnul a čakal. Ča­kal, že asi bude na neho podniknutý útok. Áno a zdalo sa mu, že vidí čosi v hustej tme, čosi príšerného a tu po pravej strane vedľa seba. Máchnul rukou, dotkol sa však len kmeňa jedného stromu Naslúchal bed<text:span text:style-name="T7">li</text:span>vejšie, nepočul však zase nič. Dlho tu stál, majúc stále ten pocit, že tu nie je sám.</text:p>
        <text:p text:style-name="P7">„Priamo komické,“ dumal si. „Netrpím vidi­nami, ale toto ma privádza do rozpakov.“</text:p>
        <text:p text:style-name="P7">Kľakol si a začal sa na kolenách a rukách plaziť do predu. Akonáhle sa pohnul, zdalo sa mu, že celkom zreteľne začul po ľavej sírane akýsi pohyb. Čo <text:span text:style-name="T7">t</text:span>o bolo, nevedel. Zastavil sa a naslúchal, ale nebolo počuť zase nič, úplne nič-jedine tlkot jeho vlastného srdca, do ktorého sa vkrádal strach, ozýval sa tíško.</text:p>
        <text:p text:style-name="P7">Bázeň ho zaujala v tej tme a v tom tichu, ale bránil sa jej zo všetkých síl. Stále a <text:soft-page-break/>stále ho svádzalo k tomu, aby zrazu vyskočil a utiekol od­tiaľto a nevrátil sa nikdy viac. Avšak znovu po­tlačil to rozhodnutie. Vôbec nevedel, čoho sa bojí, bola to akási neurčitá hrôza, ako dieťa, ktoré sa samotné ocitne v nepreniknuteľnej tme, bolo mu, ako by všetky besy, ktoré jeho predkovia za­žili v lesoch za tmavých nocí, sa mu vracaly do duše a ju rozdrásavaly.</text:p>
        <text:p text:style-name="P7">Ľahol si unavený strachom. Bol spotený na celom tele a triasol sa ako osika. Začul ale, ako sa niekto blízko neho zasmial. Hneď ako by vše­tok strach z neho spadol.</text:p>
        <text:p text:style-name="P7">Bol to smiech zvierací, bol to smiech hlbo­ký, bol to smiech strašný-bolo to však aspoň niečo skutočnéno, prirodzeného, snáď aj ľudského, ale pri všetkom niečo hmlistého. Janko Rekeň však ležal kľudne a naslúchal. Keď sa už to ne­opakovalo, vstal. Pohnul sa dopredu Šiel opatrne a ostražit<text:span text:style-name="T7">e</text:span>, avšak predsa už bez onej svrchovanej úzkostlivosti ako dosia<text:span text:style-name="T7">ľ</text:span>. Bolo isté, že jeho prí­tomnosť je známa.</text:p>
        <text:p text:style-name="P7">Dorazil na druhý okraj lesa a vystúpil z húš<text:span text:style-name="T7">ť</text:span>avy stromov. Na <text:span text:style-name="T7">č</text:span>ele pocítil svieži nočný vánok a nad hlavou milý svit hviezd i strieborný sŕpok mesiaca, vznášajúceho sa nad zapáleným obzorom.</text:p>
        <text:p text:style-name="P7">Zastal v tieni na pokraji lesa nejakú chviľku, premýšľajúc v duchu, kto to môže byť, ktorému je nepríjemná jeho prítomnosť.</text:p>
        <text:p text:style-name="P7"><text:soft-page-break/>Vyhľadal si pozdejšie príhodné miesto pod akýmsi hustým kroviskom, kde dúfal, že bude môcť pohodlne stráviť zbytok noci. Vetve i listie boly tak husté, že tvorily mu priamo strechu nad hlavou a zem bola poros<text:span text:style-name="T7">t</text:span>lá mäkkým mochom, ktorý sľuboval byť čo najprepychovejším lôžkom. Také miesto samo bolo veľmi príhodné, lebo vpredu bola otvorená krajina, prehľadná proti nočnému nebu.</text:p>
        <text:p text:style-name="P7">Už začal usínať, keď v tom počul blízko seba tichý plačlivý hlas:</text:p>
        <text:p text:style-name="P7">„Bože môj! Bože môj!“</text:p>
        <text:p text:style-name="P7">Rekeňovi pripadal tento hlas, volajúci z lesa uprostred temnej noci, tak nemožným a nepriro­dzeným, že zpočiatku nechcel ani uveriť, že ho počul.</text:p>
        <text:p text:style-name="P7">Avšak nové detské volanie:</text:p>
        <text:p text:style-name="P7">„Bože môj! Bože môj!“ bolo tak prosebné, naliehavé, ba úpenlivé. Cítil, že sa musí ozvať. Zdalo sa mu, že je vylúčené, aby vychádzalo z pozemských úst.</text:p>
        <text:p text:style-name="P7">„Ako je možné, aby nejaká bytosť bola tu v hlbokom lese za tmavej noci a aby tak úpenlive volala“.</text:p>
        <text:p text:style-name="P7">Cítil, že mu mráz prechádza všetkými ko­sťami a ako mu vla<text:span text:style-name="T7">s</text:span>y hrôzou vstávajú na hlave.</text:p>
        <text:p text:style-name="P7">„Bože môj! Bože môj!“ znovu sa ozval pre­nikavý hlas.</text:p>
        <text:p text:style-name="P7">Neváhal, ako poháňaný vyššou mocou ne­mohol odolať a dal sa tým smerom, <text:soft-page-break/>odkiaľ sa zdal vychádzať ten záhadný hlas.</text:p>
        <text:p text:style-name="P7">Stále sa ozý<text:span text:style-name="T7">v</text:span>al ten plačlivý hlas, až ho za­viedol k miestu, kde stála veľká strmá skala. Zra­zu preblysklo jasné svetlo, osvietilo ho na chviľ­ku a zas uhaslo.</text:p>
        <text:p text:style-name="P7">„Nová korisť?“ ozval sa tlumený hlas zo sotva badateľného otvoru.</text:p>
        <text:p text:style-name="P7">Záchvat poverčivej hrôzy, ktorý dosiaľ svieral Rekeňove srdce, ihneď pominul, lebo hlas ten­to bol ľudský. Bol však ešte predesený, zároveň i veľmi prekvapený, lebo nemal tušenia, kto to mô­že byť, ktorý ho privábil tak záhadným spôsobom.</text:p>
        <text:p text:style-name="P7">Mrzelo ho veľmi, že sa dal tak detsky vy­lákať. I povedal skoro zlostne:</text:p>
        <text:p text:style-name="P5">„Čo má znamenať vaše divné jednanie?“</text:p>
        <text:p text:style-name="P21">Odmlčal sa.</text:p>
        <text:p text:style-name="P7">Začul prenikavý hvizd.</text:p>
        <text:p text:style-name="P10">V tom okamžiku onen výbežok skalný, kto­rý Janko Rekeň letmo spozoroval cez rozstrapa­tené vetve skalného stromu a ktorý považoval za prirodzený výčnelok mohutného skalného balvanu, sa odpútal odtiaľ a dopadol priamo na neho, objímajúc ho pevne okolo krku a ramien.</text:p>
        <text:p text:style-name="P7">Pod touto tiahou a neočakávaným breme­nom zrútil sa na zem i s tým, čo na neho spadlo a ovinulo sa okolo jeho tela. Pokúšal sa vyslo­bodiť z nepríjemného objatia, avšak rýchla a ostrá rana do hlavy ho srazila.</text:p>
        <text:p text:style-name="P7"><text:soft-page-break/>Stratil vedomie.</text:p>
        <text:h text:style-name="P24" text:outline-level="2"/>
        <text:h text:style-name="P29" text:outline-level="2"/>
        <text:h text:style-name="P29" text:outline-level="2"><text:bookmark-start text:name="bookmark6"/>V skalnej dutine.<text:bookmark-end text:name="bookmark6"/></text:h>
        <text:p text:style-name="P7"/>
        <text:p text:style-name="P17">Začaly sa mu vracať smysly. Ležal na chrbáte, majúc ruky prehnuté dozadu a okolo tela pevne spútaný povrazom. Bol teraz zajatcom a každá obrana bola vylúčená.</text:p>
        <text:p text:style-name="P7">„Dobre sviazať!“ rozkazoval neznámy hlas z blízkeho skalného otvoru.</text:p>
        <text:p text:style-name="P7">Ako v odpoveď ozvalo sa neartikulované zamrm<text:span text:style-name="T7">l</text:span>anie a zdalo sa vyjadrovať kladný prejav.</text:p>
        <text:p text:style-name="P7">„Dnes by som sa chcel vyhnú<text:span text:style-name="T7">ť</text:span> všetkým násilnostiam-je to vždycky na uváženie,“ ozvalo sa zo skalného otvoru.</text:p>
        <text:p text:style-name="P7">Opäť odpoveďou bolo ono neartikulované a zvieracie zamručanie, ktoré sa nezdalo vychá­dzať ani z ľudského ani zo zvieracieho hrdia a z ktorého predsa vyznievalo úplné porozumenie a nevýslovná hrôza.</text:p>
        <text:p text:style-name="P7">Neznámy v skalnom otvore sa usmial zľahka a zatiaľ, čo jeho kroky umieraly v čiernej noci, Janko Rekeň ešte hodnú chvíľku počul jeho tichý a zlovestný smiech. <text:soft-page-break/>Krátky čas ležal bez pohybu, potom ale pokúšal sa vyprosti<text:span text:style-name="T7">ť</text:span>. Putá však boly pevné a nemohol sa ani pohnúť. Otvoril ústa a chcel volať o pomoc, ale ihneď ohromná chlpatá a odporná ruka sa mu pritlačila na ústa. Zbadal, že je vydaný na milosť a nemilosť netvorovi.</text:p>
        <text:p text:style-name="P7">Premietal celú svoju minulosť a cítil pri tom, ako sa mu ostré putá zarezávajú hlboko do kotníkov a kĺbov. Ležal a čakal koniec, o ktorom vedel, že je mu bezpečne prichystaný a nedá d<text:span text:style-name="T7">l</text:span>ho na seba čakať. V tomto zúfalom postavení sa svíjal ani had bezmocným hnevom, že sa dal nachytať a tak detsky vliezol sám do nástrahy.</text:p>
        <text:p text:style-name="P7">„Ako sa to mohlo stáť, že som sa da<text:span text:style-name="T7">l</text:span> tak <text:span text:style-name="T7">ľ</text:span>ahko zlákať? Nebola tá cela vec veľmi nápadná?“ nadával si v duchu.</text:p>
        <text:p text:style-name="P7">„Čo zamýšľate so mnou?“ opýta<text:span text:style-name="T7">l</text:span> sa hlasno. Ticho, ako odpoveď dopadol na neho náhly papršlek svetla, pravdepodobne zo zlodejskej lucerny.</text:p>
        <text:p text:style-name="P7">Zrazu pocítil, ako chlpaté ruky ho ohmatávaly hore i dole a zastavily sa na povraze, ovi­nutom okolo jeho rúk a celého tela. Nemohol sa brániť. Chlpaté ruky uvia<text:span text:style-name="T7">z</text:span>aly mu cez oči šatku, zapáchajúcu pokročilou hnilobou, zdvihly bezmoc­né telo Janka Rekeňa a niesly asi dvacať krokov. Neznámy nepriateľ sa zastavil, položil bremeno a nechal ho kľudne ležať na zemi.</text:p>
        <text:p text:style-name="P7">Zajatec cítil inštinktom, že bol nesený ku skalnému otvoru. Teraz už vlastne <text:soft-page-break/>nemal strachu, príšernosť postavenia mu dodala odvahy-cítil ale, že koniec je neodvratný.</text:p>
        <text:p text:style-name="P7">„Smrť však,“ uvažoval, „môže byť len pre­chodom vo večnosť a vykúpením z tohoto po­stavenia.“</text:p>
        <text:p text:style-name="P7">Náhle niečo zaškrípalo, d<text:span text:style-name="T7">ľ</text:span>a zvuku to boly ťažké okované železné dvere. Hneď na to uchopily ho chlpaté ruky. Po niekoľkých krokoch neznámeho ovanul Janka Rekeňa ťažký studený pod­zemný vzduch, že mimovoľne sa zatriasol od zi­my. Neznámy ho složil a nechal ho ležať na tvr­dej studenej skale.</text:p>
        <text:p text:style-name="P7">Až dosiaľ sa namáhal Janko Rekeň byť kľudným a to zo všetkých síl, aby sa mu naskytla príležitosť a možnosť vyslobodiť sa z pút, ale te­raz ho prepadol strach, zúfalý strach, aký človek pociťuje pod dojmom neznámej, avšak strašnej hrôzy. Cíti<text:span text:style-name="T7">l</text:span>, ako mu ľadový, pot vyráža po tele od hlavy až k päte.</text:p>
        <text:p text:style-name="P7">Šialene a zúriv<text:span text:style-name="T7">e</text:span> sa začal škubať a hádzať po zemi, snažiac sa vykĺznuť z povrazu, ktorý bo<text:span text:style-name="T7">l</text:span> pevne a bezpečne ovinutý okolo tela. Ale celá jeho námaha bola marná. Ako zápasil, doľahol mu k uchu divný tichý zvuk, ktorý nemohol k ničomu pripodobn<text:span text:style-name="T7">i</text:span>ť, ale znelo to ako hrozný a odporný chechtot.</text:p>
        <text:p text:style-name="P7">Ozval sa dutý zvuk. Začul výkrik hlasný, hrozný a prenikavý a nevedel, kto ho zo seba vyrazil, až tu náhle ucítil ohromnú ruku, odpornú chlpatú, ktorá sa mu pritlačila <text:soft-page-break/>na ústa.</text:p>
        <text:p text:style-name="P7">Klesol.</text:p>
        <text:p text:style-name="P7">Zostal ležať, vôbec nie schopný urovnať my­seľ. Potácal sa v akejsi tupej zmalátnelosti, ne­hýbal sa, ba temer ani nedýchal, až studeným p<text:span text:style-name="T7">rú</text:span>dom vzduchu začala sa mu zvoľna vracať chladnokrvnosť.</text:p>
        <text:p text:style-name="P7">Jasno sa začalo vracať jeho pamäti. K<text:span text:style-name="T7">r</text:span>čo­vite zdrevene<text:span text:style-name="T7">l</text:span>ými údami začala mu zase prebie­hať krv.</text:p>
        <text:p text:style-name="P7">Prvou jeho myšlienkou bolo od začiatku uprchnúť pri najbližšej príležitosti na veky z tých­to miest, ale teraz celkom iný úmyseľ sa začat rodiť v jeho hlave a hoci občas bez všetkej prí­činy prebehlo mu ešte telom mocné zamrazenie, predsa sa mu odvaha a odhodlanosť zase vracaly. V duši vyrástlo pevné rozhodnutie, že neopustí skôr toto miesto, dokiaľ nevypátra, aká tajomná odroda prírody alebo ľudstva má tu v tejto chlad­nej skale svoj brloch a dokiaľ sa s ňou dôkladne nevyúčtuje.</text:p>
        <text:p text:style-name="P7">„Musí to byť predsa len nejaká ľudská stvo­ra“, uvažoval. „Malo to ruky, hoci chlpaté a ako sa zdalo, dorozumievalo sa pomocou primitívne­ho mrmlania.“</text:p>
        <text:p text:style-name="P7">„Iste“, premýšľal ďalej, „je to človek, hoci i človek v akomsi prapodivnom a zvieracom smere degenerovaný a následkom toho tiež i tie divoké a záhadné myšlienky, ktoré za nočnej tmy zdajú sa byť dosť nadprirodzenými, v plnom dennom <text:soft-page-break/>a hrejivom svetle slnečnom obstanú. Ten môj ne­priateľ je rozhodne človek, hoci už akého druhu.“</text:p>
        <text:p text:style-name="P7">„Aké to miesto, ako je tu ticho“, predniesol polohlasne.</text:p>
        <text:p text:style-name="P7">Ani najslabší hlások nedoľahol k jeho sluchu; nebol vstave zahliadnuť v tej čiernej temnote, roz­kladajúcej sa okolo, predsa však ticho, ten kľud, tá temnota, všetko vyznievalo v jediný výkrik o pomoc, ktorého ozvenu pociťoval v každej cievke a ktorým celá jeho bytosť sa prechvievala.</text:p>
        <text:p text:style-name="P7">Odkiaľ však prichádzala tá tichá prosba, či od koho, o tom nemal ani najmenšieho tušenia, len sa mu zdalo, ako by celá noc bola ňou naplnená.</text:p>
        <text:p text:style-name="P7">Zrazu pocítil hroznú boľasť v hrdle, kde ukrutný tlak pokúšal sa zdusiť v ňom všetok život. Vyrazil v dutý chrapľavý škrek a bezmoc­ne trhal sebou v tom diabolskom objatí, ktoré svieralo jeho hrtan. So zúfalým napnutím vše­tkých síl škubol telom na bok a tu ucítil, ako prsty na jeho hrdle sa šmýkajú a uvoľňujú tlak.</text:p>
        <text:p text:style-name="P8">V tom začul, ako sa dvere zvoľna a tíško otvárajú... zatvárajú, ako by bol práve niekto opatrne vyšiel von, alebo vstúpil do vnútra.</text:p>
        <text:p text:style-name="P7">Ohromná ruka sa znovu priblížila, pritiskla sa na jeho ústa. Začala ho ohmatávať a opäť sa zastavila na jeho krku, kde ho začala svierať tak ľahko, ba temer labužnícky, ako by v s<text:span text:style-name="T7">m</text:span>yseľnom opojení túžila ho objať a stisknúť, až by z neho <text:soft-page-break/>vytlačila poslednú šťavu života.</text:p>
        <text:p text:style-name="P7">Jankovi Rekeňovi sa zdalo, že prišla posled­ná hodinka, ale tá ruka zase povolila a začala ho opäť ohmatávať, ako to robí krajčír s novokúpeným súknom.</text:p>
        <text:p text:style-name="P7">„Počujte, skončite to so mňou, alebo mi dajte svätý pokoj!“ zvolal zlostne.</text:p>
        <text:p text:style-name="P7">Pocítil, ako chlpaté ruky prebehly ešte nie­koľkokrát hore i dole po celom tele a zastaly na šatke, previazanej cez oči.</text:p>
        <text:p text:style-name="P7">Jedným trhnutím bola <text:span text:style-name="T7">š</text:span>atka dole.</text:p>
        <text:p text:style-name="P7">Janko Rekeň otvoril oči</text:p>
        <text:h text:style-name="P24" text:outline-level="2"/>
        <text:h text:style-name="P29" text:outline-level="2"/>
        <text:h text:style-name="P29" text:outline-level="2"><text:bookmark-start text:name="bookmark7"/>Krásna zajatky<text:span text:style-name="T7">ň</text:span>a.<text:bookmark-end text:name="bookmark7"/></text:h>
        <text:p text:style-name="P8"/>
        <text:p text:style-name="P18">V prvom okamžiku rozoznal len čiernu skr­čenú postavu, ktorej obrysy sa nejasno odrážaly od drsných stien chladnej jaskyne a poču<text:span text:style-name="T8">l </text:span>občas hlboké, hundravé a ťažké oddychovanie.</text:p>
        <text:p text:style-name="P7">Chcel sa dobre pozreť, kto s ním tak ne­ľútostne a zversk<text:span text:style-name="T8">y</text:span> zachádzal. Keď oči jeho zvykly si na podzemné svetlo, zbadal celkom jasne a určite nízku postavu ako strašný nočný dravec, neforemnú mačku, či skalné strašidlo ani obrov­ská veverica. <text:soft-page-break/>Bola to malá chlpatá obluda, ktorej zversk<text:span text:style-name="T8">y</text:span> strhaná tvár a silná vysadlá čelusť nezdala sa ani patriť ľudskej bytosti. Temná pleť, zverský výraz tváre, vycerené zuby, neprirodzená dĺžka okončatín v srovnaní s krátkym hranatým trupom, ako i úžasná chlpatosť celého tela a roz­trhané preh<text:span text:style-name="T8">n</text:span>ilé šaty tvorily celok, ktorý za neurčitého svetla pôsobil rozhodne viac dojmom zvie­racím ako ľudským.</text:p>
        <text:p text:style-name="P7">Vedľa stála žena.</text:p>
        <text:p text:style-name="P7">Janko Rekeň pozrel rozšírenými očami na štihlú dievku strednej postavy, stojacu ani božské zjavenie pri drsnom tvorovi. Všimol si krásne rostlej postavy a hrdého čela. Zlaté vlasy sa vlnily v nepokojných kaderách až na bielu šiju, kde sa rozlievaly v nespútnanú záplavu. Modré oči žiarily rozžeraveným zlatom, zahaleným sla­bým náterom vzrušenia. Tak bol prekvapený, že zahryzol do ruky, či spí, či je to skutočnosť.</text:p>
        <text:p text:style-name="P7">Bola to však skutočnosť.</text:p>
        <text:p text:style-name="P7">Mimovoľne mu zahral trpký úsmev na ústach, ale za okamžik na ňom nebola ani stopa bezstarostnosti. Tváre mal stiahnuté odhodlaním a bojovnou vôľou, ale v očiach bol zvláštny svit, v ktorom sa dal celkom bezpečne rozoznať strach, šialený, neprekonateľný strach, ktorý zvoľna ustu­poval mlčiacemu pohľadu; šialený strach, ktorý vzrástal o život neznámej krásky.</text:p>
        <text:p text:style-name="P7"><text:soft-page-break/>Šaty mala miestami roztrhané.</text:p>
        <text:p text:style-name="P7">„Iste je to tá, ktorej šatku a vreckovku som našiel v lese,“ preletelo mu mysľou.</text:p>
        <text:p text:style-name="P7">„Trochu divné soznámenie!“ predniesol skoro sarkasticky, ohliadajúc sa pritom na neforem­né telo svojho väznitefa.</text:p>
        <text:p text:style-name="P7">„Som rada, že nie ste ranený,“ odvetila s ľahkým úsmevom.</text:p>
        <text:p text:style-name="P7">Janko Rekeň sa snažil znovu získať svoj k<text:span text:style-name="T8">ľ</text:span>ud a chladnokrvnosť, ale nijako sa mu to ne­chcelo dariť. Tak ako tu ležal v rozpakoch, pripo­mínal malého chlapca, ktorý po dlhej dobe uvi­del matku a nemôže zo seba radostným šťastím vytlačiť ani slovíčko na uvítanie.</text:p>
        <text:p text:style-name="P7">„Som Janko Rekeň a...“ prehovoril ticho, zatiaľ čo sa mu krv hrnula do tváre.</text:p>
        <text:p text:style-name="P7">Zastal uprostred vety, márne tápajúc po nie­čom, čo by povedal dievčaťu, ktorá sa mu zdala byť najkrásnejším príslušníkom svojho rodu na celej zemeguli. Cítil, ako ležia na ňom hlboké a pripravujú ho o reč veliké oči so zlatým leskom,</text:p>
        <text:p text:style-name="P3">žiariace na neho z pod pletencov rozpútnaných vlasov.</text:p>
        <text:p text:style-name="P7">„Som šťastná, že tu vidím skutočnú ľudskú bytosť. Mňa volajú...“ podlomil sa jej hlas a červená záplava zakryla jej tvár od hrdla až ku korienkam rozcúchaných vlasov.</text:p>
        <text:p text:style-name="P7">Kývla rukou.</text:p>
        <text:p text:style-name="P7"><text:soft-page-break/>Tu nepodarená ľudská podoba uvoľnila mu putá a divokým smiechom zimzla za škrípajúcimi ťažkými dverami.</text:p>
        <text:p text:style-name="P7">Janko Rekeň bol voľný.</text:p>
        <text:p text:style-name="P7">Rýchlo vyskočil na odrvené nohy a rozprúďoval krv v zdrevenelých údoch.</text:p>
        <text:p text:style-name="P7">„Považujete ma iste za niečo horšieho, ako som v skutočnosti...“ povedala skoro násilne, snažiac sa dodať si zdanie ce<text:span text:style-name="T8">l</text:span>kom kľudného človeka a urobila krok do predu.</text:p>
        <text:p text:style-name="P7">Janko Rekeň sa trošku zatriasol, keď pri­stúpila až tesne k nemu. Dýchala z nej na neho úžasná sviežosť a podmaňujúce kúzlo, ktorému sa ťažko bránil. Správne povedano-brániť sa ne­chcel, lebo všetko, čo sa týkalo neznámej zlatovlásky, ho naplňovalo neznámym pocitom radost­ného šťastia. Ťažko potlačoval svoje vzrušenie, bojac sa, aby nepoznala, čo sa v ňom odohráva.</text:p>
        <text:p text:style-name="P7">Neznáma v okamžiku ľahko očervenela. Tým skôr, že z Jankovho obličaja zmizol tupý, zadu­maný výraz a miesto neho nastúpil široký úsmev, pri čom sa dievčatku neodôvodnene zdalo, že cel<text:span text:style-name="T8">ý </text:span>svet je jasnejší</text:p>
        <text:p text:style-name="P7">„Volajte ma Ditou“, prehovorila zvonivým hlasom. „Sme obaja zajatci divokého človeka, ktorým som bola pri večernej prechádzke pre­padnutá. Obrana bola marná, kričať o pomoc som nemohla. Zaniesol ma sem do tohoto br<text:span text:style-name="T8">l</text:span>ohu. Zprvu ma mučil, <text:soft-page-break/>chcel ma zahrdúsiť, ale o krátky čas asi zapôsobila na neho ženskosť, lebo mi nosí potravu už niekoľko dní. Obluda si ma pravdepodobne obľúbila, lebo zachádza so mnou láskav<text:span text:style-name="T8">e</text:span> ako s dieťaťom a mám i nepatrné privilégiá a to, že sa môžem v týchto podzem­ných komnatách voľne pohybovať a niekedy si predniesť i svoje prianie, ktoré mi neartikulova­ným prisvedčením dosiaľ splnil.“</text:p>
        <text:p text:style-name="P7">„Bohužiaľ pokračovala, „som v zúfalej situácii a iste je to dar neba, že ste sa sem do­stal, hoci i hrubým spôsobom a proti svojej vôli. Skutočne som potrebovala niekoho, ktorý by mi pomohol dostať sa z tohoto väzenia.“</text:p>
        <text:p text:style-name="P33">„Som vám k službám a som rád, že mám šťastie pomôcť práve vám, hoci i ja sám potre­bujem pomoci a nájsť kľúč k rozlušteniu celej tejto záhadnej vec<text:span text:style-name="T8">i</text:span>. Sme odkázaní na seba a je­diným naším cieľ<text:span text:style-name="T8">o</text:span>m je oslobodiť sa. Bu<text:span text:style-name="T8">d</text:span>ete asi vedeť vysvetliť v akej spojitosti sme <text:span text:style-name="T8">b</text:span>oli s<text:span text:style-name="T8">em</text:span> dopravení a čo je to za nepodar<text:span text:style-name="T8">ený</text:span> plod ľudské­ho pokolenia, ktorý ovlád<text:span text:style-name="T8">a</text:span> tento skalný úkryt.“</text:p>
        <text:p text:style-name="P38">„Ste dobrý, že mi chcete pomôcť a neopu­stíte ma. Budem vám povďačná, veľmi povďačná. Čo má ten netvor za lubom, nemám ani len tuše­nia. Zaiste <text:span text:style-name="T8">z</text:span>atým bude skryté tajomstvo, aké, to sa ukáže. Varujem vás vša<text:span text:style-name="T8">k</text:span>, aby ste nepodnikal nejaký útok na obludu, lebo by sme boli za živa pochovaní. Dvere sa vždycky aut<text:span text:style-name="T8">o</text:span>mat<text:span text:style-name="T8">ic</text:span>ky zaviera­jú a len na nejaké tajomné znamenie sa z vonku otvoria. Obluda má ešte <text:soft-page-break/>pravdepodobne spoloč­níka, človeka, ktorého panovačný hlas som nie­koľkokrát začula cez zatvorené dvere. Jeho tvár som dosiaľ nemala šťastie videť.“</text:p>
        <text:p text:style-name="P7">Janko Rekeň pozoroval jej nežný, ale pevný profil, na ktorom hralo slabé žlté svetlo zlatým odtieňom, podobajúcim sa svitu v jej očiach. Vlnami vlasov si pohrával úzky prúd vzduchu, vystupujúci zo skalnej skuliny. Tak jak tu stála v nerozhodnom úžasu, krásna medzi drsnými stenami jaskyne, podobala sa soche, ktorú vytesal najgeniálnejší sochár k pocte ženy</text:p>
        <text:p text:style-name="P7">Aspoň on v nej videl niečo takého a sotva dýchal, bojac sa, aby ju nepoplašil a nestratil krásny obraz z očí. Cítil, že je k nej priťahova­ný zvláštnym kúzlom a vzájomným porozumením. Divil sa sám sebe, lebo od detských dôb sa mu neprihodilo, aby pri rozhovore s niekým bol tak rozrušený a nesvoj, ako sa mu ztalo vo styku s týmto dievčaťom. Musel vynaložiť všetku dušev­nú silu, aby sa mu netriasol hlas a nečerveňal sa ako školák.</text:p>
        <text:p text:style-name="P3">Nevedel, pravda, že niečo podobného hrá i v duši zlatovlásky.</text:p>
        <text:p text:style-name="P7">Uplynul celý týždeň.</text:p>
        <text:p text:style-name="P3">Nič zvláštneho sa neprihodilo. Podzemný prízrak pravidelne nosil potravu a ešte im urobil i lôžko zo starých opotrebovaných handier, ktoré asi už vyradil zo svojej toilety.</text:p>
        <text:p text:style-name="P7"><text:soft-page-break/>Janko Rekeň zatiaľ priamo dychtiv<text:span text:style-name="T8">e</text:span> preko­náva<text:span text:style-name="T8">l</text:span> ťažké balvany, tvoriace stenu pri vchode do jaskyne. Pred každým jedením maskovala Dita jeho úspešnú prácu rozprestrením prehnilých šiat po nak<text:span text:style-name="T8">u</text:span>pených skalách.</text:p>
        <text:p text:style-name="P7">Janko a Dita si rozumeli.</text:p>
        <text:p text:style-name="P7">Veľmi často sa im stretávaiy oči a robili dojem dvoch hanblivých detí, ktoré rodičia po prvýkrát dali dohromady a prikázali im, aby sa spolu hraly.</text:p>
        <text:p text:style-name="P7">Dita vedela získavať svojím pôvabom a úprimnosťou. Janko Rekeň neuvedomoval si do­siaľ príčinu zmeny, ktorú v jeho vnútri spôsobila krásna dievka so zlatými kaderami a modrými očami.</text:p>
        <text:p text:style-name="P7">Často ju videl v myšlienkach pred sebou tak, ako sa mu jej zjav vryl do pamäti. Videl ju bezmocnú a zároveň zúfale odhodlanú, keď stála pri ňom a pozorovala jeho <text:span text:style-name="T8">o</text:span>sloboditeľskú prácu.</text:p>
        <text:p text:style-name="P7">Musel sa pozerať inde, hoci k tomu bolo nutno vynaložiť všetky sily. Nemohol jej pohliadnuť do očí, lebo sa bál, že jediným pohľadom by dal všetko na javo, čo sa v ňom odohráva.</text:p>
        <text:p text:style-name="P11">V tom okamžiku, keď zdvihla ruky a zvrá­tila hlavu do zadu, až sa jej rozpustené vlasy vylialy ťažkými vlnami do pasu, pochopil to, čo mu vzalo od prvého stretnutia s ňou všetok kľud.</text:p>
        <text:p text:style-name="P7"><text:soft-page-break/>Prišlo to náhle....</text:p>
        <text:p text:style-name="P7">Temer ho udrelo ono poznanie, že D<text:span text:style-name="T8">i</text:span>tu mi­luje. Ustúpil mimovoľne, žasnúc nad samozrej­mosťou, s ktorou ho prekvapila láska.</text:p>
        <text:p text:style-name="P12">V tomže okamžiku obrátila k nemu svoju anjelskú tvár s jemným úsmevom na malinových ústach a žiarivými očami. Ako by ho volala, aby sa s ňou delil o jej radosť a žalosť života.</text:p>
        <text:p text:style-name="P7">„Život je krásny, Janko...“</text:p>
        <text:p text:style-name="P7">Rekeň úžaslý vrátil sa pohľadom k dievke, ktorá silno očerveňala. Nikdy dosiať ho neoslo­vila týmto menom, lebo nemala k tomu odvahy, ale teraz jej vykĺzlo z úst úplne samo, mimovoľne,</text:p>
        <text:p text:style-name="P7">„Smiem vás tak volať?“ opýtala sa ticho.</text:p>
        <text:p text:style-name="P7">Janko Rekeň mlčky pristúpil k nej, stiskol jej ru<text:span text:style-name="T8">k</text:span>u, neodvažujúc sa prehovoriť. Chvíľku tak stáli, spojení stiskom rúk i myšlienkami.</text:p>
        <text:p text:style-name="P7">Potom Dita ukázala na nedokončený otvor.</text:p>
        <text:h text:style-name="P24" text:outline-level="1"/>
        <text:h text:style-name="P29" text:outline-level="1"/>
        <text:h text:style-name="P29" text:outline-level="1"><text:bookmark-start text:name="bookmark8"/>Záhadný cingot.<text:bookmark-end text:name="bookmark8"/></text:h>
        <text:p text:style-name="P7"/>
        <text:p text:style-name="P17"><text:soft-page-break/>Od chviľky, ako Janko Rekeň bol zanesený do skalného brlohu, cítila Dita podivnú stiesne­nosť, ktorej sa nemohla za žiadnu cenu zbaviť. Nútilo ju stále, aby hľadela ku vchodu a očaká­vala akúsi nepochopiteľnú udalosť, ktorá stále neprichádzala.</text:p>
        <text:p text:style-name="P7">Nevedela, čo sa s ňou robí. Ten divný ne­pokoj ju napadol hneď pri prvom stretnutí. Vi­dela dosiaľ, ako bezmocný ležal pri nohách straš­ného netvora, aký neuveriteľný obrat nastal v celej veci.</text:p>
        <text:p text:style-name="P7">Pritiahla si plášť prevlhlý studenou rosou k sebe a učupila sa k vyčni<text:span text:style-name="T9">ev</text:span>ajúcej skale.</text:p>
        <text:p text:style-name="P6"><text:span text:style-name="T2">Ostatne Janko Rekeň bol silný triciatnik, atletickej postavy a priameho pohľadu, ktorým si vedel získať priateľstvo. Ma</text:span><text:span text:style-name="T3">l</text:span><text:span text:style-name="T2"> úzku, zdravú, tma­vú tvár s trošku vystúplymi lícnymi kosťami, rov­ný nos a pekné ústa. Nad čelom sa mu vlnily čierne havranie vlasy, spadajúce obvykle nepo­kojnou kaderou nad ľavé oko, čo mu dodávalo chlapeckého vzhľadu. Keď sa k tomu pripočíta</text:span><text:span text:style-name="T3">l</text:span><text:span text:style-name="T2"> i jeho večný úsmev, odhaľujúci pekné biele zuby, vznikn</text:span><text:span text:style-name="T3">ul</text:span><text:span text:style-name="T2"> celkový obraz bezstarostného a pritom neobyčajn</text:span><text:span text:style-name="T3">e</text:span><text:span text:style-name="T2"> energického a húževnatého muža, pa­triaceho do skupiny tých nespokojných ľudí, ktorí vedia opustiť všetko za preludom niečoho lepšie­ho, ale zároveň neistého.</text:span></text:p>
        <text:p text:style-name="P7">Jeho sedemdesiat ki<text:span text:style-name="T9">l</text:span>ové telo sa pohybovalo ľahko ani kostra pružného chlapca, <text:soft-page-break/>ktorý sa má iba za niekoľko rokov zmeniť v pravého muža. Široké ramená boly vtlačené do ošarpaného kabá­tiku, vyšitého ľudovými vzorkami.</text:p>
        <text:p text:style-name="P7">Bol bez všetkých pochybností pekným mu­žom. To mu nemohol uprieť ani ten najzarytejší mrzút a tým sa asi stalo, že tak silno zapôsobil na Ditu.</text:p>
        <text:p text:style-name="P7">Už bol večer. Oddych po práci.</text:p>
        <text:p text:style-name="P7">Chlad, ktorý zavial z predu od nepreniknu­teľnej čiernej steny, stále sa zosiľova<text:span text:style-name="T9">l</text:span>. Bolo v ňom cítiť vlhkosť, vôňu pliesne a zvláštny nepopísateľný pach, vznikajúci tienim listia. Hustnúca tma pohltila oboch pri večernej debate. Hučanie ne­viditeľných korún stromov nad strmým bralom sa slievalo v jediný melancholický tón, ktorý pôsobil uk<text:span text:style-name="T9">ľ</text:span>udňujúcim spôsobom na dievčine nervy. Všetky spomienky a obavy, ako by zanikly v jeho tichom a predsa mohutnom hlase, vyhrávanom tajomným slákom na tisícich strunách, v ktorom sa premenily i drsné balvany chladnej jaskyne.</text:p>
        <text:p text:style-name="P7">Ditina hlava klesala stále viac a viac na bok, až konečne sa ustálila na Jankovom ramene.</text:p>
        <text:p text:style-name="P7">„Janko...,“ pery sa zachvely nevyslovený­mi slovami.</text:p>
        <text:p text:style-name="P7">Sklonil hlavu, pobozkal ju na ústa a pritúlil ju k sebe.</text:p>
        <text:p text:style-name="P7">Bola chladná noc s bľadým svitom, ktorý ležal na povalí spotenej jaskyne.</text:p>
        <text:p text:style-name="P7">Po<text:span text:style-name="T9">ľ</text:span>úbenie toto pálilo ho na ústach, vzduch mu pripadal ako víno. Podivný <text:span text:style-name="T9">kr</text:span>yt s <text:soft-page-break/>pohybli­vými pruhami svetla sa mu zdal krásnej<text:span text:style-name="T9">š</text:span>í a kde­si v útrobách srdca vzrástala vďačnosť k moci, ktorá tvorila a ovládala úžasný a nádherný ve­smír. Videl teraz jasnejšie, ako inokedy pred tým -aký zázrak urobilo spoznanie s Ditou. Až dosia<text:span text:style-name="T9">ľ </text:span>sa domnieval, že život sa pohybuje v kruhu ne­návisti a neprávosti, že je bezvýznamnou vecou, ktorou sa človek lopotiac prediera k smrti.</text:p>
        <text:p text:style-name="P7">Teraz-všetko sa zmenilo.</text:p>
        <text:p text:style-name="P7">Dita vniesla do jeho života nový význam, vyplnila bahnistú cestu minulosti.</text:p>
        <text:p text:style-name="P7">Zrazu ozval sa podivný zvuk, ani keby nie­kto chorobne mince hádzal na stôl.</text:p>
        <text:p text:style-name="P7">Zvýšili pozornosť.</text:p>
        <text:p text:style-name="P7">Pocítili akúsi hrôzu a tajomnú úzkosť, kto­rá sa im postupne vkrádala do srdca. Dojem ten bol dvojfarebný. Pokúšali sa ho zahnať, lebo sa im zdal práve tak nemožným ako jeho úzkosť.</text:p>
        <text:p text:style-name="P7">Zastali a vyčkávali, že budú privítaní novým prekvapením.</text:p>
        <text:p text:style-name="P7">„Iste tu bude nejaké tajomstvo,“ prerušil Janko Rekeň trapné mlčanie.</text:p>
        <text:p text:style-name="P7">Hlboké ticho zostalo neporušené. Všetko bolo kľudné a nič sa ani len nepohnulo, ani naj­menšia známka života sa nejavila v jaskyni.</text:p>
        <text:p text:style-name="P7">Šli za kovovým zvukom. Janko zdvihol ka­meň a skúšal skalnú stenu, či nemá nejaký tajný otvor.</text:p>
        <text:p text:style-name="P7"><text:soft-page-break/>Obišli vlhkú skalu a Janko si všimol, že väčšia polovica zadnej steny je umele urobená.</text:p>
        <text:p text:style-name="P7">Zaklopal, ale neozvala sa žiadna odpoveď a keď zaklopal znovu, teraz ešte silnejšie, znovu nedostal žiadnu odpoveď.</text:p>
        <text:p text:style-name="P7">Mlčanie sa rozkladalo po ce<text:span text:style-name="T9">l</text:span>ej jaskyni. Vša­de vládol kľud a mier a jediný zvuk, ktorý rušil to hlboké ticho, bola ozvena jeho vlastného hlas­ného klopania, keď po tretíkrát zabúcha<text:span text:style-name="T9">l</text:span> kame­ňom na stenu.</text:p>
        <text:p text:style-name="P7">„Musí tu byť živá bytosť,“ tvrdil Janko Rekeň.</text:p>
        <text:p text:style-name="P7">Znovu ticho.</text:p>
        <text:p text:style-name="P7">Pripadalo mu to zvláštnym i zaklopal ešte silnejšie. Ale zase sa nikto neozval, lebo aspoň nedbal jeho volania, takže ho napadol znovu ten divný a stiesnený dojem, ktorý mal, keď prechá­dzal lesom-dojem akejsi neviditeľnej prítomnosti.</text:p>
        <text:p text:style-name="P7">Chviľku čakal, ale stále sa nikto neozýval. Niekoľko minút stál váhav<text:span text:style-name="T9">e</text:span> a potom začal skú­mať umele urobenú stenu, neodborne viazanú z väčších menších skál.</text:p>
        <text:p text:style-name="P7">Po dlhšom <text:span text:style-name="T9">č</text:span>ase zistil miesto, kde stena vydávala tenký zvuk. S veľkou námahou sa mu po­darilo vytrhnúť malý kváder, ktorý hodne uľahčil rozoberanie nepodarenej väzby. Ruky už mal odrané. Z prstov mu tiekla krv cícerkom, on však ani posadlý zlým duchom šialene prerážal stenu.</text:p>
        <text:p text:style-name="P7"><text:soft-page-break/>Najviac námahy mu spôsobil veľký balvan, ktorý držal celú hornú väzbu steny. Vynaložil všetky schopnosti, napnul svoje sily až do kraj­nosti a pomocou Ditinou sa mu predsa podarilo vyvaliť.</text:p>
        <text:p text:style-name="P11">V tom však sa uvoľnila väzba a celá stena spadla s veľkým rachotom dole. Janko Rekeň a Dita v poslednom okamžiku s hrozným výkrikom odskočili, div, že ich neohlušilo a nezabilo.</text:p>
        <text:p text:style-name="P7">Pred úžaslými tvárami zjavilo sa im zaují­mavé divadlo.</text:p>
        <text:p text:style-name="P7">Obaja s údivom otvorili ústa...</text:p>
        <text:h text:style-name="P24" text:outline-level="2"/>
        <text:h text:style-name="P29" text:outline-level="2"/>
        <text:h text:style-name="P29" text:outline-level="2"><text:bookmark-start text:name="bookmark9"/>Poklad na kamennom stole.<text:bookmark-end text:name="bookmark9"/></text:h>
        <text:p text:style-name="P3"/>
        <text:p text:style-name="P7">Pred očami sa im otvorila malá skalná miestnosť, ktorej spotené steny zapáchaly starou pliesňou. V pravom rohu bola z mochu upravená posteľ, vedľa ktorej stál primitívny vešiak so sta­rými čiernymi, ošúchanými a zodranými šatami.</text:p>
        <text:p text:style-name="P7">Uprostred stál dlhý kamenný stôl s množ­stvom mincí z rýdzeho zlata, nádherných šperkov, lesknúcich sa a trblietajúcich jasnými dúhovými barvami. Boly pečlive urovnané vo väčšie menšie hromádky, ktorými bola posiata celá tabuľa a z každej <text:soft-page-break/>kôpky vykukovala malá bľachová doštička.</text:p>
        <text:p text:style-name="P7">Tváre im horely, oči im svietily podivným leskom a ruky sa im triasly, keď nervózne si sia­hali na krk, ako by zrazu pocítili obtiaže pri dýchaní.</text:p>
        <text:p text:style-name="P7">Pomysleli si v duchu, že tu pri ich nohách leží bohatstvo a že potrebuje len ruku vztiahnuť a ono bude ich. Bolo to bohatstvo, ktoré by ich bolo vstave uchrániť navždy od hladu i biedy <text:span text:style-name="T9">i</text:span> zúfalstva, ktoré boli ešte pred nedávnom skúsili.</text:p>
        <text:p text:style-name="P7">Pokušenie to zatriaslo nimi od hlavy až k päte, ako by skutočne akási fyzická sila bola ich sovrela do svojich spárov. Vzmáhala sa ich zá­vrat’ a hrdlo mali ako by zošnúrované, vnútorne vyschnuté.</text:p>
        <text:p text:style-name="P7">Napnuli pozornosť.</text:p>
        <text:p text:style-name="P7">Bedlive prenikali zrakom do všetkých tieňov a odtieňov, či nie je tu nejaký svedok, ktorý d<text:span text:style-name="T9">ľ</text:span>a úpravy jaskyne sa tu pred krátkym časom zdr­žiaval a musí byť veľmi blízko.</text:p>
        <text:p text:style-name="P7">Bol to ťažký a únavný úkol, napínajúci nervy, prehľadávať podzemný kryt za temnej noci, be<text:span text:style-name="T9">z</text:span> všetkého svetla, mimo občasné škrknutie zápa<text:span text:style-name="T9">l</text:span>ky. Ustavične boli pripravení, že každým okamžikom môže na nich z niektorého kúta niekto vyraziť a zapliesť ich v zápas na život a na smrť. Bolo to tiež ve<text:span text:style-name="T9">ľ</text:span>mi zdĺhavé, lebo boli presvedčení, že skôr neskôr musia naraziť na svojho nepriateľa.</text:p>
        <text:p text:style-name="P7"><text:soft-page-break/>Tma povoľovala, keď bol<text:span text:style-name="T9">i</text:span> pomaly so svojou dôkladnou prácou hotoví. Boli celí popletení a začínali sa už triasť strachom i zimou v chladnej, holej jaskyni.</text:p>
        <text:p text:style-name="P7">Nikoho nenašli.</text:p>
        <text:p text:style-name="P7">Boli len sami.</text:p>
        <text:p text:style-name="P7">Na prstoch sa doplazili ku kamennému stolu.</text:p>
        <text:p text:style-name="P7">Dita s údivom a bez hlasu tesne sledovala Janka Rekeňa.</text:p>
        <text:p text:style-name="P6"><text:span text:style-name="T2">Boly tu ťažké zlaté mince, veľký diamanto­vý náhrdelník, složený zo dvaciatich šiestich nád­herných kameňov a hneď vedľa neho dlhá šnúra z najrozkošnejších p</text:span><text:span text:style-name="T3">er</text:span><text:span text:style-name="T2">á</text:span><text:span text:style-name="T3">l</text:span><text:span text:style-name="T2">. Ležal tu náramok vedľa náramku s najvzácnejšími drahokamami. Bol tu ce­lý sklad prsteňov, ihlíc a veľké množstvo asi po tuc</text:span><text:span text:style-name="T3">t</text:span><text:span text:style-name="T2">u snubných prsteňov, všetko z rýdzeho zlata. Boly tu i spony i zlaté reťaze i črienky i mnoho iných šperkov, takže sa Jankovi Rekeňovi a Dite zdalo, ako tu ležaly srovnané na stole, že predčia leskom i samotné slnko.</text:span></text:p>
        <text:p text:style-name="P7">Načúvali znovu napnut<text:span text:style-name="T9">e</text:span>, či ich niekto ne­pozoruje. Teraz však nenaslúcha<text:span text:style-name="T9">l</text:span>i tak ako skôr, pripravení vzdorovať každému útoku, ale nekľudne a úzkostliv<text:span text:style-name="T9">e</text:span> s pocitom nového a nízkeho strachu.</text:p>
        <text:p text:style-name="P7">Terajší ich strach to nebola už tá prirodzená a samozrejmá bázeň z hroziaceho nebezpe­čenstva, ktorú pocíti i ten najstatočnejší, hoci je i pripravený odporovať <text:soft-page-break/>každému útoku-ale bola to jednoducho len úzkosť, že mohli by byť po­zorovaní.</text:p>
        <text:p text:style-name="P7">Boli rozhodnutí.</text:p>
        <text:p text:style-name="P7">Našli skrytý poklad, ktorého chceli užiť pre seba, aby sa tak zabezpečili proti drsnosti tohoto sveta, ktorý sa k nim bol nespravodlivé a macoš­sky zachoval. Nahovárali si, že majú práve také právo na tento poklad ako ktokoľvek iný a keď im ho osud hodil do cesty za okolností tak zvlášt­nych, boli by veru bláznami, aby sa nechytili tohoto šťastia.</text:p>
        <text:p text:style-name="P7">„Tušil som, že sa tu jedná o pozoruhodnú vec,“ prerušil Janko Rekeň hlboké ticho.</text:p>
        <text:p text:style-name="P7">„Inštinkt“, pokračoval, „ma stále utvrdzoval, že naše podivné dobrodružstvo má iste nejakú tajomnú spojitosť a že za tým sa skrýva buď zločin alebo tajomstvo a náhoda ukázala pravú skutočnosť.“</text:p>
        <text:p text:style-name="P7">Zdalo sa im tiež, že tento objav skrytého po­kladu poskytuje aspoň čiastočne vysvetlenie, čo sa tu stalo. Nebolo pochybnosti, že, hoci už kto, vedel iste o existencii toho bohatstva a prepad­nutie urobil z obavy pred jeho vypátraním.</text:p>
        <text:p text:style-name="P7">„Z akého dôvodu by tiež boly také draho­cennosti tak ohromnej ceny bývalý ukryté v tak podivnej skrýši?“ rozumov<text:span text:style-name="T9">al</text:span>. „A potom, ako pri­šiel vôbec tak veľký a vzácny poklad do tejto osamelej jaskyne? Je to snáď nahromadená ko­risť nejakej zbojníckej <text:soft-page-break/>hordy?“</text:p>
        <text:p text:style-name="P7">Všetky možné teórie a domnienky preletely Jankovou RekeňoVou hlavou.</text:p>
        <text:p text:style-name="P7">Labužnícky upravovali zlaté hromádky. „Toto sú mená majiteľov,“ ukazoval na ma­lé tabuľky v každej kôpke, kde pečlivým tlače­ným písmom svietily mená a podivné značky.</text:p>
        <text:p text:style-name="P7">„Zaiste si tu ukryli <text:span text:style-name="T9">ľ</text:span>udia z obavy pred ukradnutím,“ pritúlila sa k nemu Dita. „Nápisy a pečlive urovnané hromádky to zjavne dokazujú. Podľa písma poklad tento bol už dávno sem uschovaný.“</text:p>
        <text:p text:style-name="P7">„Pravdepodobne bude z v<text:span text:style-name="T9">á</text:span>le<text:span text:style-name="T9">č</text:span>ných dôb. Dô­kladnou prehliadkou snáď narazíme na bližšie vy­svetlenie. Náhoda nám ukázala príčinu nášeho dobrodružstva, prečo nás prepadol ľudský netvor v blízkosti jaskyne. Musíme ešte vypátrať, kto ovlá­da túto skalnú dutinu s tak vzácnym obsahom, lebo netvor dľa náznakov, javiacich sa z jeho chovania a jednania, je len obyčajným otrokom a nástrojom niekoho mocnejšieho, ale dôvtipného. Je nutno zistiť, z akého dôvodu a kto dal sem tento poklad, či je z rúk obyčajných zbojníkov alebo poctivých pracovníkov.“</text:p>
        <text:p text:style-name="P7">Dali sa do práce.</text:p>
        <text:p text:style-name="P7">Pozorne rozhŕňali peniaze, šperky a draho­kamy a hľadali nejaký dokument, ktorý by im vrhnul trošku svetla do tejto záhady.</text:p>
        <text:p text:style-name="P7"><text:soft-page-break/>Po dlhom hľadaní objavila sa v prostrednej kôpke malá bľachová tuba.</text:p>
        <text:p text:style-name="P7">„Tu je niečo!“ zvolala Dita radostne, držiac v ruke medenú válcovitú škatuľku.</text:p>
        <text:p text:style-name="P7">Dychtiv<text:span text:style-name="T9">e</text:span> vychytil podávanú vec.</text:p>
        <text:p text:style-name="P7">Silným úderom o roh stola otvoril tubu z ktorej vypado<text:span text:style-name="T9">l</text:span> žltý, tvrdý papier pergamenový, popísaný iniciálkou a ukončený dlhým stĺpcom podpisov a širokou pečaťou.</text:p>
        <text:p text:style-name="P17"/>
        <text:p text:style-name="P17"/>
        <text:h text:style-name="P24" text:outline-level="2"><text:bookmark-start text:name="bookmark10"/>Dokument<text:bookmark-end text:name="bookmark10"/></text:h>
        <text:h text:style-name="P29" text:outline-level="2"/>
        <text:p text:style-name="P7">Janko Rekeň trasúcimi sa rukami zdvihol zo zeme vypadlý žltý pergamen a vzrušeným hlasom začal čítať:</text:p>
        <text:p text:style-name="P7">„My B... Slobodný Pán na N..., V... a Z..., najvyšší Komorník, tiež najvyšší Truksas v P... Jeho Jasnosti Rímskeho Cisára etc, tiež v S..., najvyšší Kapitán na H... etc a verní pod­daní mesta R... zdravíme a vyslovujeme slušnú poddanosť všetkým, ktorí toto naše prehlásenie čítať, alebo čítané počuť budú. Vin<text:span text:style-name="T9">š</text:span>ujeme a odkazujeme etc, s pocitom známo a povedome ro­bíme, že Ottomanská brána válečne proti nám tiahne Ku ochrane našej pomoc pobožní neodo­preli kráľovia <text:soft-page-break/>kresťanskí, od plukov ktorýchto veľmi prospešne bojovano a nepriateľ na mno­hých miestach zahnaný bol, ktorý nás záhubným osudom <text:span text:style-name="T9">u</text:span>ž temer bol pohltil, takže k dokonalému a úplnému triumfu viac nechybovalo okrem už zbitého nepriateľa prenasledovanie. Ale kolo osudu šťastie naše ponorilo pod hladinu neprávosti a nespravedlnosti a nepriateľ, podporovaný Jeho Jas­nosťou, Pánom a Vládcom naším, opanoval všetko a naše práva hodil do prachu zeme.</text:p>
        <text:p text:style-name="P7">Hľaďte ale, my snívame, že opäť dosiahne­me to, čo národu nášmu pred<text:span text:style-name="T9">tým</text:span> bolo odňato. Najjasnejší náš Pán (akou a či<text:span text:style-name="T9">ou</text:span> radou, sám vie) bez oznámenia nám a zabúdajúc výnimky, pod ktorými sa berly chopil, taký mier uzavrel s ne­priateľom, že jeho články ani Našej Zemi (o kto­rej dobro bolo jednané), ani iným vyhlásiť za užitočné nepovažoval. Keď Jeho Jasnosti počest­nej a nám, ktorí súc slobodní, najslobodnejšími hlasmi sme ho sebe za Pána vyvolili, prospešné sú tie články, nieto príčiny, prečo by sa tak veľmi ukrývať maly. Nie sme zaiste tak nesmyseľní, aby aby sme nezapáchli mnoho, viac nepredvídali, ako Pán nás znevažuje a iným za korisť vykladá slo­bodu našu. Pozbavení tedy všetkej inej nádeje, keď nám slobodu zdedenú, od nášho národa nadobudnutú, závidí, keď máme uľahnúť, uľahnime na spôsob Samsona, so zahynutím toho, ktorý pohaneniu a koristi v ústreti kráčajúc, často ska­zu našu dosiať už obmýšľal. Potreba prikazuje moci sa podrobiť.</text:p>
        <text:p text:style-name="P7"><text:soft-page-break/>Vieme, že svetu kresťanskému zázrakom a ako by príslovím budeme, keď toho, ktorý dosiaľ bo<text:span text:style-name="T9">l</text:span> nepriateľom najukrutnejším, za Pána potom nášho určeného, za nepriateľa ďalej uznávať po­čneme; ale úbohým nám nič viac nepozostáva, musíme ísť, kde nás osud tiahne. Toto ale bez náramného nebezpečenstva urobiť nemožno, keď nebude táto vec riadená milostivým prostredníctvom a prezre<text:span text:style-name="T9">t</text:span>eľnou radou Najdôstojnejšieho Pána S... T... Má byť tiež požiadaný V..., ale čo naj­tajnejšie, aby nezralé zámysly zjavené najjasnej­šiemu Domu Pána neboly, tohoto zbroje naproti nám neprihotoveným nepopudzovaly, my potom rozdelení, každý vo svojom príbytku, zavraždení neboli, ale radšej buď náhleno s jednaním, pre­tože predĺžený čas stále strojí úklady tajomstvu.</text:p>
        <text:p text:style-name="P7">My B... Slobodný Pán na N..., V... a Z.., najvyšší Komorník, tiež najvyšší Truksas v P... Jeho Jasnosti Rímskeho Cisára etc, tiež v S..., najvyšší Kapitán na H... etc a verní poddaní mesta R... prisaháme na svoju česť, na mŕtvych, na dobrých duchov, na Boha, že verní a poslušní budeme rozkazom Najdôstojnejšieho Pána S... T..., za neho a dobro národa radi život svoj položíme, lebo On jediný nás môže vyviesť z tmy do svetla, zo zla do dobra, z nešťastia do šťastia. On jediný chce naše blaho a dobro. On jediný neschvaľuje jednanie, ktoré je namierené proti záujmom našej drahomilovanej vlasti.</text:p>
        <text:p text:style-name="P7"><text:soft-page-break/>Nech Boh Dobrotivý pomáha v práci našej, slobodu a práva ráči dopriať, našim budúcim pokoleniam vydobiť, nepriateľa do prachu sraziť, krivdu odčiniť, neprávosť, faloš pohaniť, pokoriť a pravdu na slnko Božie vyniesť.</text:p>
        <text:p text:style-name="P7">Veríme, že Hospodin, ochranca dobrých, odsudzovateľ zlých, nám uľahčí cestu tŕnistú, pomô­že z poroby vyslobodiť vlasť, odstrániť zlých <text:span text:style-name="T9">š</text:span>afárov a kormidelníkov z najjasnejšieho Domu Pána, triumfovať šľachetným myšlienkam a plá­nom Najdôstojnejšieho Pána S... T... a dá kor­midlo vlas<text:span text:style-name="T10">t</text:span>i do rúk človeka, ktorý je obdarený Božskou múdrosťou, dobrotou, spravedlivosťou a láskou!</text:p>
        <text:p text:style-name="P7">Boh nám pomáhaj!“</text:p>
        <text:p text:style-name="P7">Za tým nasledoval dlhý stĺpec podpisov a veľká pečať.</text:p>
        <text:p text:style-name="P7">Udivene pozreli na seba. Áno, je to doku­ment o spiknutí veľmoža B... a jeho poddaných proti najjasnejšiemu Domu Pána a jeho prívr­žencom.</text:p>
        <text:p text:style-name="P7">„Myslím, že za krátku chviľku prídeme na koreň celej veci“, prerušil Janko Rekeň hrobové ticho. „Mám dojem, že sa už rysuje koniec celej našej nemilej príhody. Obávam sa však, aby nám nepriniesol účet s naším životom. Je jasné, že jaskyňa táto bola útuľkom slobodného pána B... a jeho poddaných pred nepriateľskými útokmi, skrýšou pre ich majetok. Spiklenci pri svojom vyjednávaní boli prezradení, videli hroziace ne­bezpečenstvo a koniec ich zámerom, tušili, že pom­sta bude <text:soft-page-break/>hrozná, majetky konfiškované, životy zničené, preto v dohode odhodlali sa ukryť svoje bohatstvo, ktoré po prešlej búrke malo patriť ich deťom.“</text:p>
        <text:p text:style-name="P7">„Celá vec je nejasná. Dokument nehovorí o poklade, jedine mená na kôpkách šperkov, perál a z<text:span text:style-name="T10">l</text:span>ata nám dokazujú, že tento poklad patrí viacerým občanom, pe<text:span text:style-name="T10">č</text:span>Iivé rozdelenie a urovnanie znač<text:span text:style-name="T10">í</text:span>, že každý si mal vzať len to, čo mu patrí. Iste tu musí byť ešte dokument o tomto poklade. Veď tuba bola už pred nami otvorená, je poško­dená na hornej časti a nesie stopy po niektorom zvedavcovi, to znamená, že niekto vybral ostatné dokumenty a skryl na bezpečné miesto. Fakt je, že mimo obludy ešte obýva niekto jaskyňu. Kto, ešte nevieme. Vieme ale, že je nebezpečný, keď­že nás tu z nepochopiteľných dôvodov väzní,“ prehovorila Dita.</text:p>
        <text:p text:style-name="P7">„Áno“, prerušii ju. „Sme v ťažkom polože­ní. Väzniteľ hrá zo skrytých karát, nevieme jeho úmysle, príčinu nášho prepadnutia. Na oslobo­denie je slabá nádej. Možno predpokladať, že za krátky čas, keď neukáže pán tejto jaskyne svoju hru, prestane nám netvor nosiť potravu. Sme tu už týždeň, možno i viac, kto vie, koľko dní ubehlo v tomto brlohu plnom úzkosti, strachu, nebezpe­čenstva. Keby nás osud nebol splietol a každý z nás by mal prežívať túto samotu a neistotu sám, iste by sme neboli vydržali, lebo nervy sú v každej chvíľke napnuté do krajnosti a raz príde čas, kedy prasknú a to bude náš smutný koniec. Koniec, ktorý sa dá predpokladať, <text:soft-page-break/>koniec hrozný, strašný. Jedinou záchranou môže byť len súboj s väzniteľom, končiaci naším víťaztvom, alebo ten započatý otvor v prvej časti jaskyne. Náš život je na nitke a Damoklov meč hrozí každým okamžikom a my-bežíme za rozlúštením záhady, komu patrí tento poklad, kedy ho sem dal a prečo. Zabíjame svoje myšlienky snahou po vystopovaní tajom­stva, viažucého sa okolo pokladu, zastierame oba­vu pred smutným koncom nesmiernym bohat­stvom, ktoré nám osud hodil k nohám. Sme však bezmocní, sme ako umierajúci starec, ako práve narodené dieťa, bez moci, bez možnosti zásahu na naše postavenie. Démon, démon nás ovládol a nechce nás pustiť zo svojej moci. Áno, démon nás ovil putami bezmocnosti a hodil zlato pod nohy ako plienky novorodzeňatu, aby sme kúpali mysle svoje v jeho žiarivom lesku, aby sme vla­žili zraky svoje v dúhových hrách drahokamov, obarvili príšernú skutočnosť krásou a oslepili dušu svoju jeho mohutnosťou.</text:p>
        <text:p text:style-name="P7">Áno, démon nás ovládol a sme jeho látkou. Uvoľnil oprate svojim chúťkam, ostrým bičom bezcitnosti urýchluje spád, hľadá figúrky pre svoju podivnú hru na čierne javisko, aby mohol hrať, utíšiť tuhu po rozrušujúcej scéne, hrať sa so ži­vými figúrami.</text:p>
        <text:p text:style-name="P7">Áno, démon ukázal svoju moc!“</text:p>
        <text:p text:style-name="P7"><text:soft-page-break/>Odmlčal sa.</text:p>
        <text:p text:style-name="P7">„Pripadám si“, pokračoval Janko Rekeň, „ako list, hádzaný prudkým víchrom. Som slabý, bezmocný proti jeho sile.“</text:p>
        <text:p text:style-name="P7">„Verím tomu“, ujala sa Dita slova. „Sama to cítim. Ale nezúfaj. I najsilnejší víchor po čase zoslábne, jeho útoky zomdlejú a nakoniec celkom uľahne. Vyzúri sa a potom bude úplný kľud “</text:p>
        <text:p text:style-name="P7">Janko Rekeň na tu hneď neodpovedal. Uva­žoval o týchto slovách.</text:p>
        <text:p text:style-name="P7">„Máš pravdu, dievčatko drahé, ale čo ško­dy narobí, nastvára víchor, kým nacelok uľahne, o to ide! Stačí mnohokrát iba krátka doba, aby zúrivý víchor narobil nesmierne škody!“</text:p>
        <text:p text:style-name="P7">„Pripúšťam,“ posilňovala ho, „lenže nie som pesimistkou. Nech narobí víchor akúkoľvek škodu v lese, niektoré stromy zostanú, vysadí sa stráň a les znova ožije. A po rokoch nikto ani nespomenie na besnenie víchrice. Zostane po nej len nepríjem­ná spomienka. Bojovať s víchrom, vydržať nápor v tom je všetko!“</text:p>
        <text:p text:style-name="P7">„Áno, bojovať. To sa ľahko povie. Ale bo­juj, keď si ako páper, keď každý pokus o odpor zlíha! Častý zápas človeka vysilí, unaví.“</text:p>
        <text:p text:style-name="P26">„Nehovorím, že nie. Ale chcela som len vlastne toľko povedať: zúfať už vopred-nie je múd­re. Avšak i keď prehráš, zasa zdvihni hlavu!“</text:p>
        <text:p text:style-name="P31"><text:soft-page-break/>„Chceš mi vliať do duše nádej, pokúsim sa!“</text:p>
        <text:p text:style-name="P31">Pripadal si ako uchvátený dravým víchrom. V kruhu h<text:span text:style-name="T10">ne</text:span>ď menšom, hneď väčšom točí sa oko­lo rozhodnutia. Nechať to všetko tak? Má smyseľ z tohoto väzenia v útrobí masívnej skaly hor­ského výbežku sebe menší pokus o záchranu, vyslobodenie? Nie, je to hádzanie hrachu na stenu. Veď nie je možné, aby holými rukami rozbil ťaž­ké masívne dvere, urobené čisto len zo železa. Hlavou múr neprerazí a tá započatá práca v pr­vej časti jaskyne dáva veľmi nepatrnú nádej na záchranu. Práca tá je ako lovenie rýb v naftových žriedlach. On to vie. Ale nie, nie. Nemôže predsa úbohé dievča priviesť do zúfalstva! Je to jej jediná nádej, že uzrie svetlo sveta. Len tým ju teší, že za krátky čas sa mu podarí vyryť otvor, ktorým budú môcť preliezť a utiecť.</text:p>
        <text:p text:style-name="P7">Alebo je možné len nehtami preškrabať skalnú stenu, ktorá je snáď niekoľko metrov hrubá? Nie, on to vie, že je to nemožné! Prišiel k tomu pozna­niu hneď, ako odhádzal prvú vrstvu nakúpených ka­meňov. On to vedel, že sú odsúdení na milosť a nemilosť obyvateľom jaskyne. On to vedel, že hrozí im strašná smrť zbláznením, hladom. Veď už druhý deň, čo sa neukázal netvor a omrvinky, ktoré im zostaly z minulých dňov, už dávno strovily ich hladné žalúdky.</text:p>
        <text:p text:style-name="P7">Kde to len zablúdil! Neuvážil na počiatku, aké mô<text:span text:style-name="T10">ž</text:span>u by<text:span text:style-name="T10">ť</text:span> následky. Život sa <text:soft-page-break/>podobá veľké­mu labyrintu, stačí menšia neopatrnosť, aby si v ňom zablúdil nace<text:span text:style-name="T10">l</text:span>ok.</text:p>
        <text:p text:style-name="P7">Zlostne hodii nažlklý pergamen na zem, Di­ta úzkostlivé sledovala jeho nepokojnú tvár. Oči strašlivým pohľadom prerezávaly hustú tmu, ške<text:span text:style-name="T10">r</text:span>iacu sa z každého kúta. Nepatrná škára v hornej časti jaskyne slabo a odmerane liala špinavý prúd denného svetla, ktorý sa rozbíjal a štiepal o nádherné drahokamy, šperky, zlato a bojazlivé hádzal tmavožltú žiaru okolo stola ani dohasína­júca vatra.</text:p>
        <text:p text:style-name="P7">Osud? Osud to bol, ktorý ho vrhol do lač­ného pažeráka Isti a nešťastia? Nuž veď osud mu určil cestu inú, novú cestu života, ktorá mala spl­niť jeho dávne túžby, osud mu dal po toľkých rokoch strádania a bezcieľneho putovania mož­nosť stáleho, kľudného a šťastného života! Osud mu dal zamestnanie a on mal urobiť len ešte polhodinovú cestu a bol by býval splnený jeho sen-pracovať a žiť ako človek.</text:p>
        <text:p text:style-name="P7">Nie osud-ale vášeň. Vášeň! Áno, stará vá­šeň ho sovrela do svojich spárov, rozbúrila jeho dobrodružnú krv a dala ho na p<text:span text:style-name="T10">o</text:span>spas práve pred bránou nového života!</text:p>
        <text:p text:style-name="P7">Vášeň! Nie je ona až príliš podobná dra­vému prúdu horskej rieky? Prúd unáša so sebou všetky predmety, zlostne nimi bije o veľké kame­ne, o prehnilé korene, o skalnaté brehy, točí ni­mi v prudkom víru. Ale dokiaľ je spútaný vysokými brehami, je detský, prívetivý, šteklivý, maznavý. Akú však ukáže tvár, keď sa z ich pút vy­slobodí <text:soft-page-break/>a rozleje na nič netušiacu rovinu? Strhne masku, odhodí maznanie a prevalí sa cez brehy, ktoré mu dosia<text:span text:style-name="T10">ľ</text:span> v ceste stály, vše<text:span text:style-name="T10">li</text:span>jak umelé vyvyšované. Keď sa už nebezpečne znížia brehy odporu, strhne so sebou všetko. A jeho podivná vášeň je tiež takým nebezpečným živlom. Mož­nosť náhlej katastrofy výstražn<text:span text:style-name="T10">e</text:span> zdvihne stále svoj varovný prst: uskoč pred dravým prúdom, dokiaľ ešte čas, dokiaľ sa ešte nezadržiteľne ne­rozleje! A on? Mal počuvnú<text:span text:style-name="T10">ť</text:span> varovný hlas hneď! Mal potlačiť rozbúrenú krv, nechať nebezpečen­stvá, vzrušenie a prekročiť bránu nového života! Veď on videl, tušil nebezpečenstvo, ale jeho roz­búrená krv túžila po ňom a on ho poslušne ča­kal. Vášeň mu zaslepila oči, krv zatúžila po do­brodružstve! Darmo mu hrozil a výstražné zna­menie dával varovný prst. Nevšimol si ho. Jeho divoká krv zaliala jeho nádeje, plány, nový život. Vášeň im podťala nohy a vytrhla z nich Janka Rekeňa a dala mu do ruky sladký ostrý šíp no­vého dobrodružstva, nového vzrušenia, nových zážitkov. Áno, on na prahu nového života odhodil podávané mu šťastie a vrhol sa do náručia novému démonu, chytil ho za ruku a dal sa viesť ako malý chlapec na zakázané hrušky.</text:p>
        <text:p text:style-name="P7">Pozrel na Ditu. Stála vedľa neho ustrašená, bľadá a ruky sa <text:span text:style-name="T10">j</text:span>ej triasly podivnou stiesnenosťou.</text:p>
        <text:p text:style-name="P7">Oči sa im stretly. Čistý lesk jej modrých očí roztopil tvrdosť jeho citov, rozohnal <text:soft-page-break/>straši­delné myšlienky a vyslobodil z pút ťažkej dum­ky, viažucej ho do spárov nebezpečnej obavy, kresliacej neodvratný a príšerný koniec ich mla­dého života.</text:p>
        <text:p text:style-name="P26">Obava padla — nádej sa vrátila!</text:p>
        <text:p text:style-name="P31">Život zružovel.</text:p>
        <text:p text:style-name="P3"/>
        <text:p text:style-name="P19"/>
        <text:p text:style-name="P19"><text:bookmark-start text:name="bookmark11"/>Noc lásky.<text:bookmark-end text:name="bookmark11"/></text:p>
        <text:p text:style-name="P7"/>
        <text:p text:style-name="P17">Hľa, aká zmena!</text:p>
        <text:p text:style-name="P7">Shodil obruče melanchólie a príjemné teplo zalialo jeho srdce. Obava zaliezla k nedokonče­nej práci a nová nádej sa mu zasmiala do očí. Áno, nádej, snáď zásah Vyššieho im ukáže spô­sob, ako prelomiť hrádze nebezpečenstva, ktoré nemilosrdne zahryzlo svoje kly do nič netušia­cich obetí.</text:p>
        <text:p text:style-name="P7">Vnoril svoje oči do čistej hladiny modrých nezábudiek,</text:p>
        <text:p text:style-name="P7">Svodné, súmerné tielko, ohnivá záplava zla­tých vlasov, oči ako priezračná obloha, pery ako čerstvo rozkrojený krvavý pomaranč..., oslnivá žiariaca mlados<text:span text:style-name="T10">ť</text:span>-žijúci ohňostroj, sršiaci okolo se­ba nepokojné a mihotavé záblesky mladistvej nespútnanosti žeravého temperamentu, závidenia hodného š<text:span text:style-name="T10">ť</text:span>astia-to bola Dita.</text:p>
        <text:p text:style-name="P7"><text:soft-page-break/>Neodolal.</text:p>
        <text:p text:style-name="P3">Schvá<text:span text:style-name="T10">t</text:span>il ju do náručia, stiskol, až nemohla dý­chať, začal ju nežne hladiť po hlave, po tvári a zasypával ju tisícami sladkých a nežných slov a ešte nežnejších bozkov.</text:p>
        <text:p text:style-name="P7">Dita skoro nedýchala. Tak krásne, tak vrúc­ne k nej nikto nehovoril. Jeho slová jej pripadaly ako teplý jarný vánok, prinášajúci predzvestí krás­nych teplých dňov. Bála sa, že je to len sen. Ne­mohla pochopiť, že je to skutočnosť.</text:p>
        <text:p text:style-name="P7">Držal ju za ruky.</text:p>
        <text:p text:style-name="P7">Nie, nie je to len sen—je to naozaj sku­točnosť. Janko Rekeň ju skutočne miluje!</text:p>
        <text:p text:style-name="P7">Premožená citom klesla na jeho hruď. Triasla sa. Zmocnil sa ju pocit nevýslovného šťastia, jej mladá krv sa búrila, srdiečko sa malo rozskoči<text:span text:style-name="T10">ť</text:span> radosťou. „Má mňa rád, má mňa rád!...“, <text:span text:style-name="T10">j</text:span>ásala v duchu...</text:p>
        <text:p text:style-name="P7">Janko Rekeň bol preniknutý čistou láskou. Zohrieval sa aspoň na chviľku v kúzelnom trblietu jeho zábleskov. Kiež by sa mohol v tom kryštá­lovom zrkadle mladosti videť navždy, navždy...</text:p>
        <text:p text:style-name="P7">„Buď mojou, Dita! Nemohol by som bez teba žiť! Nemám rád druhé. Ktoré som znal, sú len škrupinami so skazeným jadrom. Dal som sa predtým oklamať zovňajškom—ale ty, ty si to, čo som hľadal, po čom som tak túžil a čo mi patrí. Ty, len ty a žiadna iná! Povedz, cítiš tak, ako ja?“</text:p>
        <text:p text:style-name="P7"><text:soft-page-break/>„Mám ťa hrozne rada!“ zašeptala. „Som tak šťastná, že sa bojím priznať.“</text:p>
        <text:p text:style-name="P7">Úzky pruh mesiaca, ktorý bol do tej chvile skrytý za mrakmi, vyplul a predral sa malou štr­binou steny, ožiaril svojím strieborným svitom jej krásnu tvár, zatrblietal sa v jej čistých, prav­divých očiach—a Janko Rekeň ju bozkával zno­vu a znovu...</text:p>
        <text:p text:style-name="P7">„Dám ti všetko, čo si len zažiadaš a máš rada,“ reptal blažene.</text:p>
        <text:p text:style-name="P7">„Mám rada ticho a kľud-samotu v prírode-a teba!“ preťal šťastný úsmev jej priezračnú tvár.</text:p>
        <text:p text:style-name="P7">Potom bolo chvíľku ticho. Dita nemohla nič povedať, lebo Janko Rekeň ju náhle pritlačil na svoju hruď, až v nej dych zarazil a tisknúc ústa na jej zlaté vlasy, šeptal tichunko-ale ona to počula.</text:p>
        <text:p text:style-name="P7">Bozkával jej oči, ústa, tváre...</text:p>
        <text:p text:style-name="P7">Dita ležala v jeho náruči nemá, neschopná slova. Nemohla otvoriť ús<text:span text:style-name="T10">t</text:span>a. V ušiach jej stále zvonily jeho nežné slová:</text:p>
        <text:p text:style-name="P7">„...nebude chvíľky, aby som na teba ne­myslel...“</text:p>
        <text:p text:style-name="P7">Úsmev šťastia jej skrvavil bielu tvár.</text:p>
        <text:p text:style-name="P7">„...môj život teraz patrí len tebe...“</text:p>
        <text:p text:style-name="P7">„...na tebe...“</text:p>
        <text:p text:style-name="P7">„...s tebou...“</text:p>
        <text:p text:style-name="P7"><text:soft-page-break/>„...na veky...“</text:p>
        <text:p text:style-name="P7">„...duša zlatá...“</text:p>
        <text:p text:style-name="P7">Ležala mu bezvládne v náručí. Tak bola šťastná. Nadpozemsky šťastná!</text:p>
        <text:p text:style-name="P7">Janko Rekeň sa neov<text:span text:style-name="T10">l</text:span>ádol. Vzal to ženské telo do svojich rúk a volal:</text:p>
        <text:p text:style-name="P34">„Dita... moja sladká Dita... milovaná... ach, moja Dita, mať ťa v náručí... v tom je vrchol pozemského i nebeského blaha pre mňa!“</text:p>
        <text:p text:style-name="P39">Jeho volanie prešlo do vášnivého šepotu. Drtil v pažiach bielo oblečené dievča, zasypával jej tvár bozkami, plnými nežnosti, plnými vášne. Neuvažoval, nepremýšľal-jeho smysly boly rozkrvavené. Vášeň <text:span text:style-name="T10">h</text:span>o náhle oslepila.</text:p>
        <text:p text:style-name="P7">Vyzdvihol sladké telo vysoko v náručí a prebehol s ním cez úzky otvor rozbúranej steny do prednej časti jaskyne. Bola tak ľahučká ani pierko-ani ju v loktiach necítil. Bez rozmýšľania zamieril k svojmu lôžku a klesol so svojím slad­kým bremenom na staré kabáty, ktoré slúžily miesto perín.</text:p>
        <text:p text:style-name="P7">Nie-teraz nebo<text:span text:style-name="T10">l</text:span> pri sebe. Veď boli v tragic­kom položení. Zabudol, že život ich je ohrožený strašnou smr<text:span text:style-name="T10">ť</text:span>ou, hladom, alebo zákernou zbraňou obyvateľa jaskyne. Zabudol na beznádejnosť vy­slobodenia, zabudol, že utešujúce reči o vyslo­bodení sú lož, že otvor v stene neprerazí, že sú tu odsúdení za živa zomreť, alebo škrabať si v tvrdej skale otvor na svetlo božie, až kým sa k smrti nezodrú.</text:p>
        <text:p text:style-name="P7"><text:soft-page-break/>Teraz bol skutočne šialený - láskou - túhou- ktorá dochádzala splnenia. A žena v jeho náručí ležala zprvu mdl<text:span text:style-name="T10">e</text:span>, omámená prílivom nežnosti-po­tom sa vrátil život do jej rúk, na jej pery. Opätovala divoké, sladké bozky, uvádzajúc Janka Rekeňa do úplnej blaženosti. Zabudol, že pred c<text:span text:style-name="T10">h</text:span>viľkou tieto pery, ktoré ho teraz bozkávajú, zúfale kričaly: „Nesmieš! Pusť ma!“ Zabudol s akým zdesením ho tieto biele rúčky odstrkovaly - a teraz oddane a láskyplne ležia okolo jeho krku a tla­čia <text:span text:style-name="T10">h</text:span>o k sebe.</text:p>
        <text:p text:style-name="P7">Zabudli na seba, na svoje položenie, na ži­vot, na nebezpečenstvo, na vyslobodenie, na ce­lý svet.</text:p>
        <text:p text:style-name="P7">Dve rozžeravené telá slialy sa v horúcu hmo­tu a sladký jed lásky prenikol z rozpálených te­pien Janka Rekeňa do krve ženy, ktorá sa vo­lala Dita.</text:p>
        <text:h text:style-name="P24" text:outline-level="2"/>
        <text:h text:style-name="P29" text:outline-level="2"/>
        <text:h text:style-name="P29" text:outline-level="2"><text:bookmark-start text:name="bookmark12"/>Tajomné obrysy postavy.<text:bookmark-end text:name="bookmark12"/></text:h>
        <text:p text:style-name="P7"/>
        <text:p text:style-name="P17">Úzkou škárou skalnej steny sa predralo ranné svetlo. Ako zvedavými prstami ohmatalo drsné kamene a plazilo sa kolísav<text:span text:style-name="T11">e</text:span> po zemi. Po­tom sk<text:span text:style-name="T11">ĺ</text:span>zlo na široké lôžko, kde ležal mladý muž hlboko oddychujúc zo spánku. Pohladilo ho po ruke, započúvalo sa, ako mu srdce bije - a potom ho pošteklilo na tvári.</text:p>
        <text:p text:style-name="P7"><text:soft-page-break/>Janko Rekeň sa pretiahol a otvoril oči.</text:p>
        <text:p text:style-name="P7">Zdalo sa mu, ako by p<text:span text:style-name="T11">l</text:span>ul po kľudnej širo­kej hladine rieky s pozvoľným spádom. Pohodlná loď tichunko plula, z oboch strán lemovaly rieku zelené brehy, zpestrené rôznobarevnými kvetami. Idylické obrázky sa striedaly. Nad hlavou sa kle­nula azúrová obloha, stále tá ista, nikdy nezo<text:span text:style-name="T11">š</text:span>patená čiernymi mrakmi. Ale náhle do snov o kľudnej, spokojnej budúcnosti oprel sa prudký víchor. Ďaleko rozmetal kvety okolo cesty a on vyskočil z lodi na breh, pustil sa úzkym chodn<text:span text:style-name="T11">í</text:span>kom za vábnym zjavom, kto<text:span text:style-name="T11">r</text:span>ý ho okúzlil- a o chvíľu došiel na miesto, kde sa chodník rozdvojoval.</text:p>
        <text:p text:style-name="P7">Sen zmizol - odviala ho skutočnosť.</text:p>
        <text:p text:style-name="P7">Vstal. Vstúpil na piesčitú podlahu jaskyne a obrátil tvár k malej štrbine v skale, ktorá slú­žila za otvor, kadiaľ prúdil čistý vzduch, a naplnil pľúca ťažkým vzduchom.</text:p>
        <text:p text:style-name="P7">Dita kráčala ani vo snách podzemnými komnatami, z ktorých jedna od druhej viac pôsobily stiesnene. Len ticho, ticho tu b<text:span text:style-name="T11">ol</text:span>o ako v hrobe a nikde nebolo čuť ani hlásku. Prešla úzkym otvorom do druhej miestnosti, kde poklad na kamennom stole hore<text:span text:style-name="T11">l</text:span> špinavým plameňom a rozpáleným úzkym pruhom svetla bojazliv<text:span text:style-name="T11">e</text:span> lá­mal hustú vravu tmy. Povaľa, obliata žltým ohňom, menila drsné vyčnievajúce kamene na zlaté tr­blietavé obrovské stalaktity - až zrak prechádzal obdivom, kde len poh<text:span text:style-name="T11">l</text:span>iadla, tam sa s<text:span text:style-name="T11">m</text:span>ia<text:span text:style-name="T11">l</text:span>o vše­tko pozlátené.</text:p>
        <text:p text:style-name="P7"><text:soft-page-break/>Janko Rekeň šiel za ňou. Chytil ju za ruku a bez slova si sadli na široký plochý kameň v tmavom kúte. Nehovorili. Oči bez záujmu, bez príťažlivosti prezeraly nesmierne bohatstvo. Ako ich zprvu ovládlo, ako ich lákalo, ako sa mu tešili, plány priadli-teraz je bez ceny. Myseľ ho­rúčkovit<text:span text:style-name="T11">e</text:span> pracovala, obťažkaná strašnými myšlien­kami o zajtrajšok. Odletela vášeň, skutočnosť od­trhla kvety nádeje a hodila do bahna. Hlad ostrými pazúrami <text:span text:style-name="T11">š</text:span>kriabal prázdne žalúdky.</text:p>
        <text:p text:style-name="P7">Tretí deň - bez jedla. Vysilení hladom chlad­nokrvne očakávali, čo im prinesie budúca hodi­na. Dlho nevydržia, ešte niekoľko dní a hrôza pobytu im vezme zdravý rozum a oni pomäte­nou mysľou bezvládni padnú a budú očakávať ohavnú smrť.</text:p>
        <text:p text:style-name="P7">Nervy mali vysilené. Modzog, prepracovaný stálym zažívaním myšlienok, predstav, nejasne sledoval reťaz rozpomienok na tninulé dni. Oči, už blčiace horúčkou, bojazliv<text:span text:style-name="T11">e</text:span> prerezávaly špi­navú tmu.</text:p>
        <text:p text:style-name="P7">Objavi<text:span text:style-name="T11">l</text:span>y sa tajomné obrysy postavy.</text:p>
        <text:p text:style-name="P7">Janko Rekeň neodvážil sa rozsvietiť, aby neprezradil svoju prítomnosť. Sedeli v tmavom kúte a chladnokrvne čakali príchod neznámeho.</text:p>
        <text:p text:style-name="P7">Postava stála nehnute - ticho.</text:p>
        <text:p text:style-name="P7">Do päťdesiat minút už chýbalo len päť mi­nút a dosiaľ sa neozval ani najmenší hluk, ktorý by nasvedčoval, že niekto prichádza.</text:p>
        <text:p text:style-name="P7"><text:soft-page-break/>Nervy boly napnuté až k prasknutiu.</text:p>
        <text:p text:style-name="P7">„Nič na svete nie je horšieho, ako toto na­pnutie,“ preletelo cez Jankov Rekeňov modzog.</text:p>
        <text:p text:style-name="P13">V tom okamžiku ozval sa z protiľahlej stra­ny tichý hluk. Obidvoch sa zmocnilo nepop<text:span text:style-name="T11">í</text:span>sateľné vzrušenie. Janko Rekeň zapálil svetlo, ale po temných obrysoch postavy nebolo ani stopy. Začal prechádzať rozrušený celú jaskyňu.</text:p>
        <text:p text:style-name="P7">Dita vstala a sledovala ho nemým zrakom, v obličaji bola bľadá ako stena.</text:p>
        <text:p text:style-name="P7">Temné klopanie premohlo jej nervy.</text:p>
        <text:p text:style-name="P7">„Počul si?“ sotva počuteľne povedala a bez­vládne klesla ani podťatý strom na studenú po­dlahu jaskyne.</text:p>
        <text:p text:style-name="P7">Janko Rekeň počul zreteľne kvapkanie vo­dy, prýštiacej dolu trhlinou steny.</text:p>
        <text:p text:style-name="P7">Nehľadel na strach pred tajomným obrysom postavy, pred strašideľnými zvukmi a rýchle sa sklonil k bezduchému telu dievčaťa.</text:p>
        <text:p text:style-name="P7">Zľakol sa. Dita ležala mu v náručí úplne bez seba, nejaviac najmenšej známky života.</text:p>
        <text:p text:style-name="P7">„Bože, sná<text:span text:style-name="T11">ď </text:span>ju neranila mŕtvica...!“ pre­behlo mu náhle hlavou. „Muselo to byť hrozné ľaknutie...“</text:p>
        <text:p text:style-name="P7">Znovu sa sklonil k bezduchej.</text:p>
        <text:p text:style-name="P7"><text:soft-page-break/>„Nie, skutočne... Ani nedýcha... Je... to možné?“</text:p>
        <text:p text:style-name="P7">Zo smelého muža, schopného každého činu, teraz sa odrazu stalo dieťa, nevediace si rady.</text:p>
        <text:p text:style-name="P7">„Bože, keď je ona mrtvá...“, díval sa zú­fale a s odporom na stôl, ovenčený oslnivým ohňom zlata a perál.</text:p>
        <text:p text:style-name="P7">„Nie, nie je mrtvá. Je len v bezvedomí. Pre­berie sa z toho skoro“, utešoval sa.</text:p>
        <text:p text:style-name="P7">Vzal ju do náručia. Jeho hruďou prenikol tak mocný pocit blaha a šťastia, že sám sa z toho zľakol. Cítil, že drží v rukách nežnú bytosť, dokonca šťastie, po ktorom tak túžil, snil a ktoré sa mu zdalo nedosažiteľné. Uvedomoval si, že drží vo svojom náručí mladé krásne dievča, bezmocné žiaľom nad úžasným položením, bez­duché. Uvedomoval si, že drží v náručí bytosť, ktorej náleží jeho srdce a pre ktorú by bol schopný bojovať i život svoj obetovať. Zabudol zrazu na svoje položenie a nebezpečenstvo.</text:p>
        <text:p text:style-name="P7">Uvedomil si, že sa musí postarať, ab<text:span text:style-name="T11">y</text:span> to­muto nešťastnému stvoreniu vrátil život a vrátil radosť zo života. Áno, urobí to! Bude bojovať!</text:p>
        <text:p text:style-name="P7">Srdce mu zabúchalo radosťou a blahom. Bol by najradšej Ditu pritiskol pevne k svojej hrudi a zceloval <text:span text:style-name="T11">j</text:span>ej tváričku.</text:p>
        <text:p text:style-name="P7">Ale radosť netrvala dlho.</text:p>
        <text:p text:style-name="P7"><text:soft-page-break/>„Prečo ja tak jásam?“ hovoril si náhle v du­chu. „Čo mám k tomu dôvod? Zabúdam, že sme v beznádejnom položení, že sme v moci nezná­meho, že nám hrozí večné väzenie, že nám hrozí strašná smrť, smrť hladom, alebo smrť divnou zbraňou pána tejto skalnej diery.“</text:p>
        <text:p text:style-name="P7">Súcitne pozoroval jej bľadu tváričku. Ako rád hladil jej zlaté vlásky, ako rád jej šeptal, že ju má rád. Ale skutočnosť je iná! I tak však nesmie stratiť nádej úplne. Najprv jej musí po­môcť, potom uskutočniť pokus o útek... Po­tom snáď... Áno, verí pevne, že raz... Teraz však tak ľahko sa nevzdá boja. Bude sa biť do posledného dychu a nič nemôže byť tak neprekonateľné, aby ho odstrašilo a odradilo.</text:p>
        <text:p text:style-name="P7">Oddýchol si kľudnejšie. Vie, čo má robiť..</text:p>
        <text:p text:style-name="P7">Sklonil sa a opatrne uložil Ditu na lôžko. Po niekoľkých minutách, ktoré Jankovi Rekeňov<text:span text:style-name="T11">i</text:span> pripadaly vecnosťou, otvorila konečne Dita oči. Pomaly zdvihla rúčku, ale sily ju znova opustily.</text:p>
        <text:p text:style-name="P7">„Žije, ona žije!“ jásal.</text:p>
        <text:p text:style-name="P7">Klesol na lôžko na kolená, ako by chcel vzdať nebesám vďaku za to, že Dita žije. Pozo­roval uprene dych, Dita teraz každým okamži­kom nadobúdala nových síl.</text:p>
        <text:p text:style-name="P7">Za chvíľku pevne sedela vedľa Janka Rekeňa.</text:p>
        <text:p text:style-name="P7">Tlumeným hlasom stavali novú budúcnosť, priadli plány na vyslobodenie a prosili <text:soft-page-break/>Boha o pomoc.</text:p>
        <text:p text:style-name="P7">Dve duše splynuly v jednu silnejšiu, smel­šiu, vytrvalejšiu, odolnejšiu.</text:p>
        <text:p text:style-name="P7">Život bol jasnejší.</text:p>
        <text:h text:style-name="P24" text:outline-level="2"/>
        <text:h text:style-name="P29" text:outline-level="2"/>
        <text:h text:style-name="P29" text:outline-level="2"><text:bookmark-start text:name="bookmark13"/>Neznámy ukázal svoju tvár.<text:bookmark-end text:name="bookmark13"/></text:h>
        <text:p text:style-name="P7"/>
        <text:p text:style-name="P17">Zahrúžení do seba začuli za sebou tichý a zlovestný smiech.</text:p>
        <text:p text:style-name="P7">Otočili sa.</text:p>
        <text:p text:style-name="P7">Za nimi stál zvláštny človek. Bol nadprie­merne vysoký a chudý s nehybnou a mrtvoľne bľadou tvárou, na ktorej kôža sa zdala byť na­pnutá ako blana na bubnu. Hlboké zapadlé oči boly malé, za to však živé a rozpálené, ako by všetok život z celého ostatného tela bol sa sú­stredil v týchto dvoch jamkách. Bol hladko oho­lený, avšak vzrast jeho vlasov musel byť veľmi mocný, lebo jeho brada i celá spodná časť ob­ličaja mala nádych čierny, prechádzajúci do modra. Vlasy mal čierne a veľmi husté a okončatiny zdaly sa byť príliš dlhými na telo, ako by k nemu vô­bec nepatrily, takže jeho zjav pôsobil za takýchto okolností mrazivým dojmom.</text:p>
        <text:p text:style-name="P7">Janko Rekeň pokročil smerom k stene a oprel sa o ve<text:span text:style-name="T11">ľ</text:span>ký balvan, aby mohol <text:soft-page-break/>dobre kryť Ditu a svoj chrbát.</text:p>
        <text:p text:style-name="P7">„Zahrávate si s ohňom,“ prerušil napnuté ticho neznámy. „Rozmyslite si to dobre a tuším, že dobre urobíte, keď mi na všetko poviete pravdu “</text:p>
        <text:p text:style-name="P14">„Chcem...“ začal neznámy, odmlčal sa však, na čo vykríkol s dôrazom najzúrivejšej váš­ne: „Chcem vedeť, kto ste a čo tu chcete? Chcem vede<text:span text:style-name="T11">ť</text:span>, aké tu máte záležitosti?“</text:p>
        <text:p text:style-name="P7">„Á“, ozval sa Janko Rekeň, ktorému nena­padlo práve nič múdrejšieho, <text:span text:style-name="T11">č</text:span>o by hneď povedal.</text:p>
        <text:p text:style-name="P7">Upozorňujem vás, že sa vydávate vo veľké ne­bezpečenstvo predniesol neznámy hlasne a hnevlive.</text:p>
        <text:p text:style-name="P7">„Á“, ozval sa opäť Janko Rekeň, považujúc stále ešte túto odpoveď za najmúdrejšiu.</text:p>
        <text:p text:style-name="P7">„Ó, nemusíte vymýšľať“, riekol neznámy zlostne.“ Máte iste pátrat, kde sa tento poklad nachádza!“</text:p>
        <text:p text:style-name="P7">Janko Rekeň hlasit<text:span text:style-name="T11">e</text:span> zíval, nedal však nija­kú odpoveď.</text:p>
        <text:p text:style-name="P35">„Budete však toho...“, pokračoval nezná­my hlasom trošku stlumenejším, za to však presiaknutým ešte silnejším a nesmieriteľným hne­vom, „Budete toho ľutovať skôr, ako sa vám po­darí dosiahnuť cieľa a využiť príležitosti. Musíte nahliadnuť, že <text:soft-page-break/>mám celú vec v rukách. Viem pres­ne, čo sa stane a tiež presne, čo mám robiť. Uznáte, že nemôžem riskovať, aby moje plány boly krížené. Ste mi záhadou a stojíte mi v ce­ste. Hovorím vám otvorene. Neviem, ako ste sa do tejto veci dostali, neviem, na čo máte namie­rené, avšak nestrpím, aby mi niekto staval prekáž­ky. Nechcem sa dopustiť nejakej neprezreteľnosti!“</text:p>
        <text:p text:style-name="P40">„Nuž...,“ osmelil sa Janko Rekeň, avšak neznámy ho ostro prerušil.</text:p>
        <text:p text:style-name="P7">„A naposledy vás žiadam, aby ste mi otvo­rene povedali, akú úlohu hráte v tejto celej veci, kto ste a čo ste chceli v blízkosti jaskyne. Rád by som sa vyhnul všetkým násilnostiam, keď to nie je nutné. Keby ste mi otvorene vyznali, možno, že by sme túto nemilú vec urovnali. Ide tu o ohromnú záležitosť, bude tedy jedine múdre od vás vyzradiť svoj úmyse<text:span text:style-name="T11">ľ</text:span>!“</text:p>
        <text:p text:style-name="P35">„To je tiež naším prianim“, odpovedal Jan­ko Rekeň, „avšak my o ničom nevieme, nemáme ani tušenia, lebo nás sem doniesla len náhoda.“</text:p>
        <text:p text:style-name="P40">„Neviete vôbec nič o tejto veci? A ja som presvedčený, že viete! Ale chcete sa do nej vtreť, aby ste z nej vytlačili čo najväčší zisk!“</text:p>
        <text:p text:style-name="P7">„To je vaša mienka?“ prerušil ho Janko Rekeň, nie málo pomätený dohadom.</text:p>
        <text:p text:style-name="P35">„Áno a uisťujem vás, že je to nebezpečná hra, skutočne veľmi nebezpečná hra a posledný raz vás žiadam, odpovedajte na otázku!“</text:p>
        <text:p text:style-name="P40"><text:soft-page-break/>„Skutočne nemáme ani tušenie...“</text:p>
        <text:p text:style-name="P7">„Nie? Tak budete...“</text:p>
        <text:p text:style-name="P7">Odml<text:span text:style-name="T11">č</text:span>al sa náhle a vyliezol šikmým oblú­kom po stene, využívajúc vyčnievajúce kamene a zmizol za veľkým balvanom.</text:p>
        <text:p text:style-name="P3"/>
        <text:p text:style-name="P19"/>
        <text:p text:style-name="P19"><text:bookmark-start text:name="bookmark14"/>Skaza jaskyne a šťastliv<text:span text:style-name="T11">ý</text:span> útek z nej.<text:bookmark-end text:name="bookmark14"/></text:p>
        <text:p text:style-name="P7"/>
        <text:p text:style-name="P17">Nastal kritický okamžik.</text:p>
        <text:p text:style-name="P7">Špinavo žltá žiara zaľahla a zmizla v hustých tieňoch spotených skál. Toto mrtvé ticho tiesnive doliehalo na osamotenú dvojicu, hladiacu s na­pnutím do nepreniknuteľnej tmy. Nervy boly roz­rušené. Kamienok, vykopnutý zo svojho miesta, letel po nakúpenej zemi a ako nadobúdal rýchlosť, bolo počuť jeho hrmot, podobajúci sa v tomto desivom tichu bubnovaniu na poplach.</text:p>
        <text:p text:style-name="P7">Náhle nastal nad ich hlavami podivný pustý ryk, ako keby niekoľko ľudí tam behalo, dupkalo a sa predurovalo. Uvoľnený kameň dopadol s veľkým rachotom na zem a všetko bolo prehlušované prenikavými, zlovestnými, neartikulovanými škrekmi-podobné niečo, ako živí boli, <text:span text:style-name="T11">n</text:span>epočuli-a ktoré naplňovaly celú tú tichú noc <text:soft-page-break/>divokým a strašným lomozom.</text:p>
        <text:p text:style-name="P7">Hrozným dojmom pôsobil ten šialený povyk, ktorý sa tak náhle a zdanlivé bez všetkej mysliteľnej príčiny rozpútal.</text:p>
        <text:p text:style-name="P7">Jankova Rekeňova opálená tvár už nejavila rozrušenie. Bola kľudná, odhodlane stiahnutá. Rýchlym pohybom zakryl svojím telom strachom sa trasúcu Ditu.</text:p>
        <text:p text:style-name="P6"><text:span text:style-name="T2">Keď sa náhodou obrátil, zahliadol čosi-čo to vlastne bolo, nemohol rozoznať-snáď to bol skrčený človek, alebo pes, alebo snáď len pla­ziaca sa mačka, mihlo sa to len </text:span><text:span text:style-name="T4">me</text:span><text:span text:style-name="T2">dzi balvanmi, vyčnievajúcimi pri poval</text:span><text:span text:style-name="T4">i</text:span><text:span text:style-name="T2"> jaskyne, hneď to ale zase zmizlo, potom sa to náhle ešte raz neurčite ukázalo a potom sa úplne stratilo z očí.</text:span></text:p>
        <text:p text:style-name="P10">V krátkej chviľke opäť sa vynorila chlpatá hlava za balvanom a netvor mačacím skokom hu­pol pred Janka Rekeňa. Ten sa uhnul rane, sme­rujúcej na hlavu, pohybom boxera a netvor máchnul do prázdna a len s vynaložením najväčšie­ho úsilia sa mu podarilo zadržať rovnováhu. Jan­ko Rekeň prešiel do protiútoku. Uskočil priamo netvorovej rane do boku, predloktím pravej ruky srazil ruku netvorovu a ľavou rukou strašným hákom zasiahol jeho žalúdok. Iný by sa bol iste na mieste zrútil, avšak zasiahnutý len vyrazil zo seba boľavé h<text:span text:style-name="T11">í</text:span>knu<text:span text:style-name="T11">t</text:span>ie.</text:p>
        <text:p text:style-name="P15">V tom ozvalo sa ohlušujúce dunenie, ani keby sopečné plyny trha<text:span text:style-name="T11">l</text:span>y útroby zeme a žeravú lávu v obrovských chúchvalcoch vyhadzovaly do nesmiernej a nedohľadnej <text:soft-page-break/>výšky. Povala jaskyne sa dala do pohybu, bočné steny pukaly a veľké balvany strašným rachotom padaly na dno jaskyne.</text:p>
        <text:p text:style-name="P16">V neveľkej vzdialenosti rozoznali v preru­šovanej tme čiernu hromadu, skladajúcu sa asi z onoho muža, ktorý ich prekvapil a rýchle vyliezol po stene s vyhrážajúcimi slovami na ústach, a toho druhého muža, či zviera, či čo vlastne bolo, ktorý ešte pred chvíľkou chcel sviesť zápas na život a na smrť.</text:p>
        <text:p text:style-name="P7">Zrazu zbadal, ako sa pretrhla stena jaskyne a žiarivý papršiek denného svetla oblial jeho mrtvoľne bľadú tvár. Inštinktívne vzal do náru­čia omdlievajúcu Ditu a veľkým skokom priamo vyletel na boží svet. Zastal na pokraji brala a len zázrakom sa stalo, že nesletel i s Ditou do priepasti a tam neskonali na ostrých hrotoch skalného výčnelku.</text:p>
        <text:p text:style-name="P7">Ohromný podzemný lomoz ho vytrhol zo strnulosti a Ditu prebudil z podvedomia. Žalost­né, smrtelné výkriky a zvieracie škreky prerušovaly strašné dunenie v útrobách horského výbežku.</text:p>
        <text:p text:style-name="P7">Zem sa pohnula a klesla tlumeným praska­ním o nieko<text:span text:style-name="T11">ľ</text:span>ko metrov do údolia.</text:p>
        <text:p text:style-name="P7">Vyskočili ustrašene, dali sa na útek a be­žali a bežali divoko, slepo, šialene, spití hrôzou a vysilením, vždy <text:span text:style-name="T11">ď</text:span>alej a ďalej tmavými tieňami, ktoré ich halily ako ochranný plášť, len ďalej a ďalej húštinami i podrostom, cez potôčky i kame­ne, nedbajúc <text:soft-page-break/>ničoho, nemysliac na nič, majúc len divokú túhu: utiecť stoj čo stoj.</text:p>
        <text:p text:style-name="P7">Zpočiatku mali dojem, že sú prenasledova­ní, počuli za sebou hlasy, bola to však len roz­rušená myseľ. Leteli divokým behom ruka v ru­ke, poháňaní <text:span text:style-name="T11">š</text:span>ialeným strachom, pričom im husté stromovie bolo výbornou pomocnicou. O chvi<text:span text:style-name="T11">ľ</text:span>ku dostali sa kdesi na pokraj lesa.</text:p>
        <text:p text:style-name="P7">Cítili sa teraz bezpečnejšími, lebo vedeli, že vláda tých diabolských tvorov, z ktorých moci práve utiekli, bola vždy najväčšia v hlbokom lese pod vysokými stromami.</text:p>
        <text:p text:style-name="P7">Utekali ešte kus cesty, až dobehli na jedno miesto, kde pôda tvorila malú kotlinu. Tu klesli na svahu pod nízkym krom a zostali ležať bez hnutia, netrúfajúc si ani uveriť, že dosiaľ žijú a <text:span text:style-name="T11">ž</text:span>e vyšli zdraví a celí z toho pekla hrôzy a besu.</text:p>
        <text:p text:style-name="P7">Bol chladný predvečer s b<text:span text:style-name="T11">ľ</text:span>adým mesiacom, ktorý ležal na oblohe, ako by napnutý vetrom, a bol zahalený poletujúcim a prehľadným mlhavým závojom.</text:p>
        <text:p text:style-name="P7">Vedľa hral slávik milostnú pieseň o šťastí.</text:p>
        <text:h text:style-name="P24"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3110213090</dc:title>
    <dc:subject/>
    <meta:initial-creator/>
    <meta:keyword/>
    <dc:date>2023-11-07T19:04:36.308000000</dc:date>
    <meta:editing-duration>PT46M56S</meta:editing-duration>
    <meta:editing-cycles>6</meta:editing-cycles>
    <meta:generator>LibreOffice/5.4.2.2$Windows_x86 LibreOffice_project/22b09f6418e8c2d508a9eaf86b2399209b0990f4</meta:generator>
    <meta:document-statistic meta:table-count="0" meta:image-count="0" meta:object-count="0" meta:page-count="59" meta:paragraph-count="363" meta:word-count="10897" meta:character-count="67704" meta:non-whitespace-character-count="57172"/>
  </office:meta>
</office:document-meta>
</file>